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0E000000A77C4950D0FCDF6CF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0.13mm" fo:margin-left="0mm" table:align="left" fo:background-color="transparent">
        <style:background-image/>
      </style:table-properties>
    </style:style>
    <style:style style:name="Table1.A" style:family="table-column">
      <style:table-column-properties style:column-width="105.52mm"/>
    </style:style>
    <style:style style:name="Table1.B" style:family="table-column">
      <style:table-column-properties style:column-width="14.9mm"/>
    </style:style>
    <style:style style:name="Table1.C" style:family="table-column">
      <style:table-column-properties style:column-width="24.84mm"/>
    </style:style>
    <style:style style:name="Table1.D" style:family="table-column">
      <style:table-column-properties style:column-width="24.87mm"/>
    </style:style>
    <style:style style:name="Table1.1" style:family="table-row">
      <style:table-row-properties fo:background-color="transparent">
        <style:background-image/>
      </style:table-row-properties>
    </style:style>
    <style:style style:name="Table1.A1" style:family="table-cell">
      <style:table-cell-properties fo:padding="0.97mm" fo:border-left="0.05pt solid #808080" fo:border-right="none" fo:border-top="0.05pt solid #808080" fo:border-bottom="0.05pt solid #808080"/>
    </style:style>
    <style:style style:name="Table1.D1" style:family="table-cell">
      <style:table-cell-properties fo:padding="0.97mm" fo:border="0.05pt solid #808080"/>
    </style:style>
    <style:style style:name="Table1.A2" style:family="table-cell">
      <style:table-cell-properties fo:padding="0.97mm" fo:border-left="0.05pt solid #808080" fo:border-right="none" fo:border-top="none" fo:border-bottom="0.05pt solid #808080"/>
    </style:style>
    <style:style style:name="Table1.D2" style:family="table-cell">
      <style:table-cell-properties fo:padding="0.97mm" fo:border-left="0.05pt solid #808080" fo:border-right="0.05pt solid #808080" fo:border-top="none" fo:border-bottom="0.05pt solid #808080"/>
    </style:style>
    <style:style style:name="P1" style:family="paragraph" style:parent-style-name="List_20_1">
      <style:paragraph-properties fo:margin-left="0mm" fo:margin-right="0mm" fo:text-indent="0mm" style:auto-text-indent="false"/>
      <style:text-properties style:font-name="Liberation Sans" officeooo:rsid="0082bc54" officeooo:paragraph-rsid="0082bc54"/>
    </style:style>
    <style:style style:name="P2" style:family="paragraph" style:parent-style-name="List_20_1">
      <style:paragraph-properties fo:margin-left="0mm" fo:margin-right="0mm" fo:text-indent="0mm" style:auto-text-indent="false"/>
      <style:text-properties style:font-name="Liberation Sans" officeooo:rsid="007347dd" officeooo:paragraph-rsid="007347dd"/>
    </style:style>
    <style:style style:name="P3" style:family="paragraph" style:parent-style-name="List">
      <style:text-properties style:font-name="Liberation Sans" officeooo:rsid="0085dbe4" officeooo:paragraph-rsid="0085dbe4"/>
    </style:style>
    <style:style style:name="P4" style:family="paragraph" style:parent-style-name="List">
      <style:text-properties style:font-name="Liberation Sans" officeooo:rsid="0085dbe4" officeooo:paragraph-rsid="00886753"/>
    </style:style>
    <style:style style:name="P5" style:family="paragraph" style:parent-style-name="List">
      <style:text-properties style:font-name="Liberation Sans" fo:font-size="10pt" officeooo:rsid="00b21ab3" officeooo:paragraph-rsid="00b21ab3" style:font-size-asian="12pt" style:font-name-complex="Lucida Sans1"/>
    </style:style>
    <style:style style:name="P6" style:family="paragraph" style:parent-style-name="List">
      <style:text-properties style:font-name="Liberation Sans" fo:font-size="10pt" officeooo:rsid="0085dbe4" officeooo:paragraph-rsid="00b21ab3" fo:background-color="transparent" style:font-size-asian="12pt" style:font-name-complex="Lucida Sans1"/>
    </style:style>
    <style:style style:name="P7" style:family="paragraph" style:parent-style-name="List">
      <style:text-properties style:font-name="Liberation Sans" officeooo:rsid="00886753" officeooo:paragraph-rsid="00886753"/>
    </style:style>
    <style:style style:name="P8" style:family="paragraph" style:parent-style-name="List">
      <style:text-properties style:font-name="Liberation Sans" officeooo:paragraph-rsid="0085dbe4"/>
    </style:style>
    <style:style style:name="P9" style:family="paragraph" style:parent-style-name="List_20_1">
      <style:text-properties style:font-name="Liberation Sans"/>
    </style:style>
    <style:style style:name="P10" style:family="paragraph" style:parent-style-name="List_20_1">
      <style:text-properties style:font-name="Liberation Sans" fo:font-size="10pt" officeooo:rsid="0082bc54" officeooo:paragraph-rsid="0082bc54" style:font-size-asian="12pt" style:font-name-complex="Lucida Sans1"/>
    </style:style>
    <style:style style:name="P11" style:family="paragraph" style:parent-style-name="List_20_1">
      <style:text-properties style:font-name="Liberation Sans" fo:font-size="10pt" fo:font-style="italic" officeooo:rsid="0090f7b1" officeooo:paragraph-rsid="00bbdc33" style:font-size-asian="12pt" style:font-style-asian="italic" style:font-name-complex="Lucida Sans1" style:font-style-complex="italic"/>
    </style:style>
    <style:style style:name="P12" style:family="paragraph" style:parent-style-name="List_20_1">
      <style:text-properties style:font-name="Liberation Sans" fo:font-size="10pt" fo:font-style="normal" officeooo:rsid="0090f7b1" officeooo:paragraph-rsid="00bbdc33" style:font-size-asian="12pt" style:font-style-asian="normal" style:font-name-complex="Lucida Sans1" style:font-style-complex="normal"/>
    </style:style>
    <style:style style:name="P13" style:family="paragraph" style:parent-style-name="List_20_1">
      <style:text-properties style:font-name="Liberation Sans" officeooo:rsid="00727725" officeooo:paragraph-rsid="00727725"/>
    </style:style>
    <style:style style:name="P14" style:family="paragraph" style:parent-style-name="List_20_1">
      <style:text-properties style:font-name="Liberation Sans" officeooo:rsid="00d6e83e" officeooo:paragraph-rsid="00d6e83e"/>
    </style:style>
    <style:style style:name="P15" style:family="paragraph" style:parent-style-name="List_20_1">
      <style:text-properties fo:color="#729fcf" loext:opacity="100%" style:font-name="Liberation Sans" fo:font-size="10pt" officeooo:rsid="005c2cee" officeooo:paragraph-rsid="005d479a" style:font-size-asian="12pt" style:font-name-complex="Lucida Sans1"/>
    </style:style>
    <style:style style:name="P16" style:family="paragraph" style:parent-style-name="List_20_1">
      <style:paragraph-properties fo:margin-left="-2.86mm" fo:margin-right="0mm" fo:text-indent="0mm" style:auto-text-indent="false"/>
      <style:text-properties style:font-name="Liberation Sans" officeooo:rsid="00727725" officeooo:paragraph-rsid="00d15a83"/>
    </style:style>
    <style:style style:name="P17" style:family="paragraph" style:parent-style-name="List_20_1">
      <style:paragraph-properties fo:margin-left="12.51mm" fo:margin-right="0mm" fo:text-indent="-6.35mm" style:auto-text-indent="false"/>
      <style:text-properties style:font-name="Liberation Sans" officeooo:rsid="00d15a83" officeooo:paragraph-rsid="00d15a83"/>
    </style:style>
    <style:style style:name="P18" style:family="paragraph" style:parent-style-name="List_20_1">
      <style:paragraph-properties fo:margin-left="12.51mm" fo:margin-right="0mm" fo:text-indent="-6.35mm" style:auto-text-indent="false"/>
      <style:text-properties style:font-name="Liberation Sans" fo:font-size="10pt" officeooo:rsid="00d15a83" officeooo:paragraph-rsid="00d15a83" style:font-size-asian="12pt" style:font-name-complex="Lucida Sans1"/>
    </style:style>
    <style:style style:name="P19" style:family="paragraph" style:parent-style-name="Text_20_body">
      <style:text-properties style:font-name="Liberation Sans"/>
    </style:style>
    <style:style style:name="P20" style:family="paragraph" style:parent-style-name="Text_20_body">
      <style:text-properties style:font-name="Liberation Sans" officeooo:paragraph-rsid="00bb24c1"/>
    </style:style>
    <style:style style:name="P21" style:family="paragraph" style:parent-style-name="Text_20_body">
      <style:text-properties style:font-name="Arial"/>
    </style:style>
    <style:style style:name="P22" style:family="paragraph" style:parent-style-name="Text_20_body">
      <style:text-properties style:font-name="Arial" officeooo:rsid="00af5c84" officeooo:paragraph-rsid="00af5c84"/>
    </style:style>
    <style:style style:name="P23" style:family="paragraph" style:parent-style-name="Text_20_body">
      <style:text-properties style:font-name="Arial" officeooo:rsid="00af5c84" officeooo:paragraph-rsid="00b12640"/>
    </style:style>
    <style:style style:name="P24" style:family="paragraph" style:parent-style-name="Text_20_body">
      <style:text-properties style:font-name="Arial" officeooo:rsid="00b12640" officeooo:paragraph-rsid="00b12640"/>
    </style:style>
    <style:style style:name="P25" style:family="paragraph" style:parent-style-name="Text_20_body">
      <style:text-properties style:font-name="Arial" fo:font-size="10pt" officeooo:rsid="00b21ab3" officeooo:paragraph-rsid="00b21ab3"/>
    </style:style>
    <style:style style:name="P26" style:family="paragraph" style:parent-style-name="Text_20_body">
      <style:text-properties style:font-name="Arial" fo:font-size="10pt" officeooo:rsid="00b2d1c1" officeooo:paragraph-rsid="00b2d1c1"/>
    </style:style>
    <style:style style:name="P27" style:family="paragraph" style:parent-style-name="Text_20_body">
      <style:text-properties style:font-name="Arial" officeooo:rsid="00b2d1c1" officeooo:paragraph-rsid="00b2d1c1"/>
    </style:style>
    <style:style style:name="P28" style:family="paragraph" style:parent-style-name="Text_20_body">
      <style:text-properties style:font-name="Arial" style:text-underline-style="none" officeooo:rsid="00b2d1c1" officeooo:paragraph-rsid="00b2d1c1"/>
    </style:style>
    <style:style style:name="P29" style:family="paragraph" style:parent-style-name="Text_20_body">
      <style:text-properties style:font-name="Arial" officeooo:rsid="00b5b2a8" officeooo:paragraph-rsid="00b5b2a8"/>
    </style:style>
    <style:style style:name="P30" style:family="paragraph" style:parent-style-name="Text_20_body">
      <style:text-properties style:font-name="Arial" officeooo:rsid="00b2d1c1" officeooo:paragraph-rsid="00b2d1c1" fo:background-color="transparent"/>
    </style:style>
    <style:style style:name="P31" style:family="paragraph" style:parent-style-name="Text_20_body">
      <style:text-properties fo:font-style="italic" officeooo:rsid="00bbdc33" officeooo:paragraph-rsid="00bcd51e" style:font-style-asian="italic" style:font-style-complex="italic"/>
    </style:style>
    <style:style style:name="P32" style:family="paragraph" style:parent-style-name="Text_20_body">
      <style:text-properties fo:font-style="italic" officeooo:rsid="00bbdc33" officeooo:paragraph-rsid="00be908d" style:font-style-asian="italic" style:font-style-complex="italic"/>
    </style:style>
    <style:style style:name="P33" style:family="paragraph" style:parent-style-name="Text_20_body">
      <style:text-properties officeooo:paragraph-rsid="00c80b11"/>
    </style:style>
    <style:style style:name="P34" style:family="paragraph" style:parent-style-name="Text_20_body">
      <style:paragraph-properties fo:text-align="start" style:justify-single-word="false"/>
      <style:text-properties officeooo:paragraph-rsid="00ce0d91"/>
    </style:style>
    <style:style style:name="P35" style:family="paragraph" style:parent-style-name="Heading_20_1">
      <style:text-properties style:font-name="Liberation Sans"/>
    </style:style>
    <style:style style:name="P36" style:family="paragraph" style:parent-style-name="Heading_20_1">
      <style:text-properties style:font-name="Liberation Sans" fo:font-size="18.2000007629395pt" fo:font-weight="bold" officeooo:rsid="00b6a243" officeooo:paragraph-rsid="00b6a243" style:font-name-asian="Microsoft YaHei" style:font-size-asian="18.2000007629395pt" style:font-weight-asian="bold" style:font-name-complex="Lucida Sans" style:font-size-complex="18.2000007629395pt" style:font-weight-complex="bold"/>
    </style:style>
    <style:style style:name="P37" style:family="paragraph" style:parent-style-name="Heading_20_1">
      <style:text-properties style:font-name="Liberation Sans" officeooo:paragraph-rsid="00aa6a65"/>
    </style:style>
    <style:style style:name="P38" style:family="paragraph" style:parent-style-name="Heading_20_1">
      <style:text-properties style:font-name="Liberation Sans" officeooo:paragraph-rsid="00d6a06d"/>
    </style:style>
    <style:style style:name="P39" style:family="paragraph" style:parent-style-name="Heading_20_1">
      <style:text-properties style:font-name="Liberation Sans" officeooo:rsid="0073432b" officeooo:paragraph-rsid="0073432b"/>
    </style:style>
    <style:style style:name="P40" style:family="paragraph" style:parent-style-name="Heading_20_1">
      <style:text-properties style:font-name="Liberation Sans" fo:font-size="16.7999992370605pt" fo:font-weight="bold" officeooo:rsid="00d3560c" officeooo:paragraph-rsid="00d3560c" style:font-name-asian="Microsoft YaHei" style:font-size-asian="18.2000007629395pt" style:font-weight-asian="bold" style:font-name-complex="Lucida Sans" style:font-size-complex="18.2000007629395pt" style:font-weight-complex="bold"/>
    </style:style>
    <style:style style:name="P41" style:family="paragraph" style:parent-style-name="Heading_20_1">
      <style:text-properties style:font-name="Liberation Sans" fo:font-size="16.7999992370605pt" fo:font-weight="bold" officeooo:rsid="00d15a83" style:font-name-asian="Microsoft YaHei" style:font-size-asian="18.2000007629395pt" style:font-weight-asian="bold" style:font-name-complex="Lucida Sans" style:font-size-complex="18.2000007629395pt" style:font-weight-complex="bold"/>
    </style:style>
    <style:style style:name="P42" style:family="paragraph" style:parent-style-name="Heading_20_1">
      <style:text-properties style:font-name="Liberation Sans" officeooo:paragraph-rsid="00e34a8e"/>
    </style:style>
    <style:style style:name="P43" style:family="paragraph" style:parent-style-name="Heading_20_1">
      <style:text-properties officeooo:paragraph-rsid="00bbdc33"/>
    </style:style>
    <style:style style:name="P44" style:family="paragraph" style:parent-style-name="Heading_20_1">
      <style:text-properties officeooo:paragraph-rsid="00e54026"/>
    </style:style>
    <style:style style:name="P45" style:family="paragraph" style:parent-style-name="Heading_20_1">
      <style:paragraph-properties fo:margin-left="0mm" fo:margin-right="0mm" fo:text-indent="0mm" style:auto-text-indent="false"/>
      <style:text-properties officeooo:paragraph-rsid="006f462f"/>
    </style:style>
    <style:style style:name="P46" style:family="paragraph" style:parent-style-name="Heading_20_2">
      <style:text-properties style:font-name="Liberation Sans"/>
    </style:style>
    <style:style style:name="P47" style:family="paragraph" style:parent-style-name="Heading_20_2">
      <style:text-properties style:font-name="Liberation Sans" fo:font-size="13.3000001907349pt" fo:font-weight="bold" officeooo:rsid="00c69ce5" officeooo:paragraph-rsid="00c80b11" fo:background-color="transparent" style:font-name-asian="Microsoft YaHei" style:font-size-asian="16.1000003814697pt" style:font-weight-asian="bold" style:font-name-complex="Lucida Sans" style:font-size-complex="16.1000003814697pt" style:font-weight-complex="bold"/>
    </style:style>
    <style:style style:name="P48" style:family="paragraph" style:parent-style-name="Heading_20_2">
      <style:text-properties style:font-name="Liberation Sans" officeooo:paragraph-rsid="009ae3b2" fo:background-color="transparent"/>
    </style:style>
    <style:style style:name="P49" style:family="paragraph" style:parent-style-name="Heading_20_2">
      <style:text-properties style:font-name="Liberation Sans" officeooo:paragraph-rsid="004b1f9e"/>
    </style:style>
    <style:style style:name="P50" style:family="paragraph" style:parent-style-name="List" style:list-style-name="L1">
      <style:text-properties style:font-name="Liberation Sans" officeooo:paragraph-rsid="00a97052"/>
    </style:style>
    <style:style style:name="P51" style:family="paragraph" style:parent-style-name="List" style:list-style-name="L1">
      <style:text-properties style:font-name="Liberation Sans" officeooo:rsid="0085dbe4" officeooo:paragraph-rsid="0085dbe4"/>
    </style:style>
    <style:style style:name="P52" style:family="paragraph" style:parent-style-name="List" style:list-style-name="L1">
      <style:text-properties style:font-name="Liberation Sans" fo:font-size="10pt" officeooo:rsid="0085dbe4" officeooo:paragraph-rsid="0085dbe4" style:font-size-asian="12pt" style:font-name-complex="Lucida Sans1"/>
    </style:style>
    <style:style style:name="P53" style:family="paragraph" style:parent-style-name="List" style:list-style-name="L1">
      <style:text-properties style:font-name="Liberation Sans" officeooo:rsid="00b6a243" officeooo:paragraph-rsid="00b6a243"/>
    </style:style>
    <style:style style:name="P54" style:family="paragraph" style:parent-style-name="List" style:list-style-name="L2">
      <style:text-properties style:font-name="Liberation Sans" officeooo:rsid="004909d4" officeooo:paragraph-rsid="004909d4"/>
    </style:style>
    <style:style style:name="P55" style:family="paragraph" style:parent-style-name="List" style:list-style-name="L2">
      <style:text-properties style:font-name="Liberation Sans" officeooo:rsid="00a97052" officeooo:paragraph-rsid="00a97052"/>
    </style:style>
    <style:style style:name="P56" style:family="paragraph" style:parent-style-name="List" style:list-style-name="L2">
      <style:text-properties style:font-name="Liberation Sans" officeooo:rsid="007d197f" officeooo:paragraph-rsid="007d197f"/>
    </style:style>
    <style:style style:name="P57" style:family="paragraph" style:parent-style-name="List" style:list-style-name="L3">
      <style:text-properties style:font-name="Liberation Sans" officeooo:rsid="00886753" officeooo:paragraph-rsid="00886753"/>
    </style:style>
    <style:style style:name="P58" style:family="paragraph" style:parent-style-name="List">
      <style:text-properties style:font-name="Liberation Sans" officeooo:rsid="00b21ab3" officeooo:paragraph-rsid="0085dbe4"/>
    </style:style>
    <style:style style:name="P59" style:family="paragraph" style:parent-style-name="List" style:list-style-name="L2">
      <style:text-properties style:font-name="Liberation Sans" officeooo:rsid="008349af" officeooo:paragraph-rsid="008349af" fo:background-color="#ffff00"/>
    </style:style>
    <style:style style:name="P60" style:family="paragraph" style:parent-style-name="List" style:list-style-name="L2">
      <style:text-properties style:font-name="Liberation Sans" officeooo:rsid="00b89317" officeooo:paragraph-rsid="00b89317" fo:background-color="#ffff00"/>
    </style:style>
    <style:style style:name="P61" style:family="paragraph" style:parent-style-name="List" style:list-style-name="L1">
      <style:text-properties style:font-name="Liberation Sans" officeooo:rsid="00e28f7d" officeooo:paragraph-rsid="00e28f7d" fo:background-color="#ffff00"/>
    </style:style>
    <style:style style:name="P62" style:family="paragraph" style:parent-style-name="List" style:list-style-name="L1">
      <style:text-properties style:font-name="Liberation Sans" officeooo:rsid="0085dbe4" officeooo:paragraph-rsid="00a97052" fo:background-color="#ffff00"/>
    </style:style>
    <style:style style:name="P63" style:family="paragraph" style:parent-style-name="List" style:list-style-name="L5"/>
    <style:style style:name="P64" style:family="paragraph" style:parent-style-name="List" style:list-style-name="L5">
      <style:text-properties officeooo:rsid="00c80b11" officeooo:paragraph-rsid="00c80b11"/>
    </style:style>
    <style:style style:name="P65" style:family="paragraph" style:parent-style-name="List" style:list-style-name="L6"/>
    <style:style style:name="P66" style:family="paragraph" style:parent-style-name="List" style:list-style-name="L8">
      <style:text-properties officeooo:paragraph-rsid="00c8a40a"/>
    </style:style>
    <style:style style:name="P67" style:family="paragraph" style:parent-style-name="List" style:list-style-name="L8">
      <style:text-properties officeooo:paragraph-rsid="00c80b11"/>
    </style:style>
    <style:style style:name="P68" style:family="paragraph" style:parent-style-name="List" style:list-style-name="L18">
      <style:paragraph-properties fo:margin-left="0mm" fo:margin-right="0mm" fo:text-indent="0mm" style:auto-text-indent="false"/>
      <style:text-properties style:font-name="Liberation Sans" officeooo:rsid="006f462f" officeooo:paragraph-rsid="006f462f"/>
    </style:style>
    <style:style style:name="P69" style:family="paragraph" style:parent-style-name="List" style:list-style-name="L18">
      <style:paragraph-properties fo:margin-left="0mm" fo:margin-right="0mm" fo:text-indent="0mm" style:auto-text-indent="false"/>
      <style:text-properties style:font-name="Liberation Sans" officeooo:rsid="00710a05" officeooo:paragraph-rsid="00710a05"/>
    </style:style>
    <style:style style:name="P70" style:family="paragraph" style:parent-style-name="List_20_1" style:list-style-name="L9">
      <style:text-properties style:font-name="Liberation Sans" officeooo:paragraph-rsid="00c11a2c" fo:background-color="transparent"/>
    </style:style>
    <style:style style:name="P71" style:family="paragraph" style:parent-style-name="List_20_1" style:list-style-name="L9">
      <style:text-properties style:font-name="Liberation Sans" officeooo:rsid="003cd43f" officeooo:paragraph-rsid="00c11a2c" fo:background-color="transparent"/>
    </style:style>
    <style:style style:name="P72" style:family="paragraph" style:parent-style-name="List_20_1" style:list-style-name="L10">
      <style:text-properties style:font-name="Liberation Sans" officeooo:rsid="003cd43f" officeooo:paragraph-rsid="003cd43f" fo:background-color="transparent"/>
    </style:style>
    <style:style style:name="P73" style:family="paragraph" style:parent-style-name="List_20_1" style:list-style-name="L10">
      <style:text-properties style:font-name="Liberation Sans" officeooo:rsid="00ad93a6" officeooo:paragraph-rsid="00ad93a6" fo:background-color="transparent"/>
    </style:style>
    <style:style style:name="P74" style:family="paragraph" style:parent-style-name="List_20_1" style:list-style-name="L10">
      <style:text-properties style:font-name="Liberation Sans" fo:background-color="transparent"/>
    </style:style>
    <style:style style:name="P75" style:family="paragraph" style:parent-style-name="List_20_1" style:list-style-name="L10">
      <style:text-properties style:font-name="Liberation Sans" officeooo:paragraph-rsid="004f0d56" fo:background-color="transparent"/>
    </style:style>
    <style:style style:name="P76" style:family="paragraph" style:parent-style-name="List_20_1" style:list-style-name="L19">
      <style:text-properties style:font-name="Liberation Sans" fo:background-color="transparent"/>
    </style:style>
    <style:style style:name="P77" style:family="paragraph" style:parent-style-name="List_20_1" style:list-style-name="L10">
      <style:text-properties style:font-name="Liberation Sans" fo:font-size="10pt" officeooo:rsid="00891a59" officeooo:paragraph-rsid="00891a59" style:font-size-asian="12pt" style:font-name-complex="Lucida Sans1"/>
    </style:style>
    <style:style style:name="P78" style:family="paragraph" style:parent-style-name="List_20_1" style:list-style-name="L10">
      <style:text-properties style:font-name="Liberation Sans" fo:font-size="10pt" officeooo:rsid="009bf758" officeooo:paragraph-rsid="009bf758" style:font-size-asian="12pt" style:font-name-complex="Lucida Sans1"/>
    </style:style>
    <style:style style:name="P79" style:family="paragraph" style:parent-style-name="List_20_1" style:list-style-name="L13">
      <style:text-properties style:font-name="Liberation Sans" fo:font-size="10pt" officeooo:rsid="009cd8f6" officeooo:paragraph-rsid="009cd8f6" style:font-size-asian="12pt" style:font-name-complex="Lucida Sans1"/>
    </style:style>
    <style:style style:name="P80" style:family="paragraph" style:parent-style-name="List_20_1" style:list-style-name="L13">
      <style:text-properties style:font-name="Liberation Sans" fo:font-size="10pt" officeooo:rsid="009e8844" officeooo:paragraph-rsid="009e8844" style:font-size-asian="12pt" style:font-name-complex="Lucida Sans1"/>
    </style:style>
    <style:style style:name="P81" style:family="paragraph" style:parent-style-name="List_20_1" style:list-style-name="L14">
      <style:text-properties style:font-name="Liberation Sans" fo:font-size="10pt" officeooo:rsid="009e8844" officeooo:paragraph-rsid="009e8844" style:font-size-asian="12pt" style:font-name-complex="Lucida Sans1"/>
    </style:style>
    <style:style style:name="P82" style:family="paragraph" style:parent-style-name="List_20_1" style:list-style-name="L16">
      <style:text-properties style:font-name="Liberation Sans" fo:font-size="10pt" officeooo:rsid="00a2978a" officeooo:paragraph-rsid="00a2978a" style:font-size-asian="12pt" style:font-name-complex="Lucida Sans1"/>
    </style:style>
    <style:style style:name="P83" style:family="paragraph" style:parent-style-name="List_20_1" style:list-style-name="L16">
      <style:text-properties style:font-name="Liberation Sans" fo:font-size="10pt" officeooo:rsid="00a2978a" officeooo:paragraph-rsid="005d0ab4" style:font-size-asian="12pt" style:font-name-complex="Lucida Sans1"/>
    </style:style>
    <style:style style:name="P84" style:family="paragraph" style:parent-style-name="List_20_1" style:list-style-name="L16">
      <style:text-properties style:font-name="Liberation Sans" fo:font-size="10pt" officeooo:rsid="005c2cee" officeooo:paragraph-rsid="005d6a71" style:font-size-asian="12pt" style:font-name-complex="Lucida Sans1"/>
    </style:style>
    <style:style style:name="P85" style:family="paragraph" style:parent-style-name="List_20_1" style:list-style-name="L16">
      <style:text-properties style:font-name="Liberation Sans" fo:font-size="10pt" officeooo:rsid="00a561a6" officeooo:paragraph-rsid="00a561a6" style:font-size-asian="12pt" style:font-name-complex="Lucida Sans1"/>
    </style:style>
    <style:style style:name="P86" style:family="paragraph" style:parent-style-name="List_20_1" style:list-style-name="L16">
      <style:text-properties style:font-name="Liberation Sans" fo:font-size="10pt" officeooo:rsid="00a561a6" officeooo:paragraph-rsid="005d6a71" style:font-size-asian="12pt" style:font-name-complex="Lucida Sans1"/>
    </style:style>
    <style:style style:name="P87" style:family="paragraph" style:parent-style-name="List_20_1" style:list-style-name="L16">
      <style:text-properties style:font-name="Liberation Sans" fo:font-size="10pt" officeooo:rsid="00cb1a81" officeooo:paragraph-rsid="00cb1a81" style:font-size-asian="12pt" style:font-name-complex="Lucida Sans1"/>
    </style:style>
    <style:style style:name="P88" style:family="paragraph" style:parent-style-name="List_20_1" style:list-style-name="L18">
      <style:text-properties style:font-name="Liberation Sans" fo:font-size="10pt" officeooo:rsid="006ec1c8" officeooo:paragraph-rsid="006ec1c8" style:font-size-asian="12pt" style:font-name-complex="Lucida Sans1"/>
    </style:style>
    <style:style style:name="P89" style:family="paragraph" style:parent-style-name="List_20_1" style:list-style-name="L19">
      <style:text-properties style:font-name="Liberation Sans" fo:font-size="10pt" officeooo:rsid="00cec3fb" officeooo:paragraph-rsid="00cec3fb" style:font-size-asian="12pt" style:font-name-complex="Lucida Sans1"/>
    </style:style>
    <style:style style:name="P90" style:family="paragraph" style:parent-style-name="List_20_1" style:list-style-name="L19">
      <style:text-properties style:font-name="Liberation Sans" fo:font-size="10pt" officeooo:rsid="00cfc32b" officeooo:paragraph-rsid="00cfc32b" style:font-size-asian="12pt" style:font-name-complex="Lucida Sans1"/>
    </style:style>
    <style:style style:name="P91" style:family="paragraph" style:parent-style-name="List_20_1" style:list-style-name="L19">
      <style:text-properties style:font-name="Liberation Sans" fo:font-size="10pt" officeooo:rsid="0073432b" officeooo:paragraph-rsid="0082bc54" style:font-size-asian="12pt" style:font-name-complex="Lucida Sans1"/>
    </style:style>
    <style:style style:name="P92" style:family="paragraph" style:parent-style-name="List_20_1" style:list-style-name="L19">
      <style:text-properties style:font-name="Liberation Sans" fo:font-size="10pt" officeooo:rsid="00d3560c" officeooo:paragraph-rsid="00d7dab5" style:font-size-asian="12pt" style:font-name-complex="Lucida Sans1"/>
    </style:style>
    <style:style style:name="P93" style:family="paragraph" style:parent-style-name="List_20_1" style:list-style-name="L19">
      <style:text-properties style:font-name="Liberation Sans" fo:font-size="10pt" officeooo:rsid="00d15a83" officeooo:paragraph-rsid="00d15a83" style:font-size-asian="12pt" style:font-name-complex="Lucida Sans1"/>
    </style:style>
    <style:style style:name="P94" style:family="paragraph" style:parent-style-name="List_20_1" style:list-style-name="L19">
      <style:text-properties style:font-name="Liberation Sans" fo:font-size="10pt" officeooo:rsid="00dbd276" officeooo:paragraph-rsid="00dbd276" style:font-size-asian="12pt" style:font-name-complex="Lucida Sans1"/>
    </style:style>
    <style:style style:name="P95" style:family="paragraph" style:parent-style-name="List_20_1" style:list-style-name="L11">
      <style:text-properties style:font-name="Liberation Sans" fo:font-size="10pt" officeooo:rsid="00e54026" officeooo:paragraph-rsid="00e54026" style:font-size-asian="12pt" style:font-name-complex="Lucida Sans1"/>
    </style:style>
    <style:style style:name="P96" style:family="paragraph" style:parent-style-name="List_20_1" style:list-style-name="L10">
      <style:text-properties style:font-name="Liberation Sans" fo:font-size="10pt" fo:font-style="italic" officeooo:rsid="0090db1d" officeooo:paragraph-rsid="0090db1d" style:font-size-asian="12pt" style:font-style-asian="italic" style:font-name-complex="Lucida Sans1" style:font-style-complex="italic"/>
    </style:style>
    <style:style style:name="P97" style:family="paragraph" style:parent-style-name="List_20_1" style:list-style-name="L20">
      <style:text-properties style:font-name="Liberation Sans" fo:font-size="10pt" fo:font-style="italic" officeooo:rsid="00d15a83" officeooo:paragraph-rsid="00d15a83" style:font-size-asian="12pt" style:font-style-asian="italic" style:font-name-complex="Lucida Sans1" style:font-style-complex="italic"/>
    </style:style>
    <style:style style:name="P98" style:family="paragraph" style:parent-style-name="List_20_1" style:list-style-name="L10">
      <style:text-properties style:font-name="Liberation Sans" fo:font-size="10pt" officeooo:rsid="00931f89" officeooo:paragraph-rsid="004063a8" fo:background-color="transparent" style:font-size-asian="12pt" style:font-name-complex="Lucida Sans1"/>
    </style:style>
    <style:style style:name="P99" style:family="paragraph" style:parent-style-name="List_20_1" style:list-style-name="L10">
      <style:text-properties style:font-name="Liberation Sans" fo:font-size="10pt" officeooo:rsid="00951b2e" officeooo:paragraph-rsid="00951b2e" fo:background-color="transparent" style:font-size-asian="12pt" style:font-name-complex="Lucida Sans1"/>
    </style:style>
    <style:style style:name="P100" style:family="paragraph" style:parent-style-name="List_20_1" style:list-style-name="L19">
      <style:text-properties style:font-name="Liberation Sans" fo:font-size="10pt" officeooo:rsid="00cfc32b" officeooo:paragraph-rsid="00cfc32b" fo:background-color="transparent" style:font-size-asian="12pt" style:font-name-complex="Lucida Sans1"/>
    </style:style>
    <style:style style:name="P101" style:family="paragraph" style:parent-style-name="List_20_1" style:list-style-name="L16">
      <style:text-properties style:font-name="Liberation Sans" fo:font-size="10pt" fo:font-weight="bold" officeooo:rsid="00cade3a" officeooo:paragraph-rsid="00cade3a" style:font-size-asian="12pt" style:font-weight-asian="bold" style:font-name-complex="Lucida Sans1" style:font-weight-complex="bold"/>
    </style:style>
    <style:style style:name="P102" style:family="paragraph" style:parent-style-name="List_20_1" style:list-style-name="L16">
      <style:text-properties style:font-name="Liberation Sans" fo:font-size="10pt" fo:font-weight="bold" officeooo:rsid="00cb1a81" officeooo:paragraph-rsid="00cb1a81" style:font-size-asian="12pt" style:font-weight-asian="bold" style:font-name-complex="Lucida Sans1" style:font-weight-complex="bold"/>
    </style:style>
    <style:style style:name="P103" style:family="paragraph" style:parent-style-name="List_20_1" style:list-style-name="L10">
      <style:text-properties style:font-name="Liberation Sans" officeooo:paragraph-rsid="0084d62f"/>
    </style:style>
    <style:style style:name="P104" style:family="paragraph" style:parent-style-name="List_20_1" style:list-style-name="L10">
      <style:text-properties style:font-name="Liberation Sans" officeooo:rsid="003cd43f" officeooo:paragraph-rsid="003cd43f"/>
    </style:style>
    <style:style style:name="P105" style:family="paragraph" style:parent-style-name="List_20_1" style:list-style-name="L10">
      <style:text-properties style:font-name="Liberation Sans" officeooo:rsid="0090db1d" officeooo:paragraph-rsid="0090db1d"/>
    </style:style>
    <style:style style:name="P106" style:family="paragraph" style:parent-style-name="List_20_1" style:list-style-name="L10">
      <style:text-properties style:font-name="Liberation Sans" officeooo:rsid="00915f54" officeooo:paragraph-rsid="00915f54"/>
    </style:style>
    <style:style style:name="P107" style:family="paragraph" style:parent-style-name="List_20_1" style:list-style-name="L10">
      <style:paragraph-properties fo:text-align="start" style:justify-single-word="false"/>
      <style:text-properties style:font-name="Liberation Sans" fo:font-style="italic" officeooo:rsid="0042c500" officeooo:paragraph-rsid="00917a1a" fo:background-color="transparent" style:font-style-asian="italic" style:font-style-complex="italic"/>
    </style:style>
    <style:style style:name="P108" style:family="paragraph" style:parent-style-name="List_20_1" style:list-style-name="L10">
      <style:paragraph-properties fo:text-align="start" style:justify-single-word="false"/>
      <style:text-properties style:font-name="Liberation Sans" fo:font-style="italic" officeooo:rsid="00918f71" officeooo:paragraph-rsid="00918f71" fo:background-color="transparent" style:font-style-asian="italic" style:font-style-complex="italic"/>
    </style:style>
    <style:style style:name="P109" style:family="paragraph" style:parent-style-name="List_20_1" style:list-style-name="L20">
      <style:text-properties style:font-name="Liberation Sans" fo:font-style="italic" officeooo:rsid="00b89317" officeooo:paragraph-rsid="00b89317" style:font-style-asian="italic" style:font-style-complex="italic"/>
    </style:style>
    <style:style style:name="P110" style:family="paragraph" style:parent-style-name="List_20_1" style:list-style-name="L10">
      <style:text-properties style:font-name="Liberation Sans" officeooo:paragraph-rsid="004063a8" fo:background-color="#ffff00"/>
    </style:style>
    <style:style style:name="P111" style:family="paragraph" style:parent-style-name="List_20_1" style:list-style-name="L10">
      <style:text-properties style:font-name="Liberation Sans" officeooo:rsid="0098d347" officeooo:paragraph-rsid="0098d347" fo:background-color="#fde9a9"/>
    </style:style>
    <style:style style:name="P112" style:family="paragraph" style:parent-style-name="List_20_1" style:list-style-name="L10">
      <style:text-properties style:font-name="Liberation Sans" officeooo:rsid="0046812f" officeooo:paragraph-rsid="0046812f"/>
    </style:style>
    <style:style style:name="P113" style:family="paragraph" style:parent-style-name="List_20_1" style:list-style-name="L11">
      <style:text-properties style:font-name="Liberation Sans"/>
    </style:style>
    <style:style style:name="P114" style:family="paragraph" style:parent-style-name="List_20_1" style:list-style-name="L11">
      <style:text-properties style:font-name="Liberation Sans" officeooo:paragraph-rsid="00e34a8e"/>
    </style:style>
    <style:style style:name="P115" style:family="paragraph" style:parent-style-name="List_20_1" style:list-style-name="L13">
      <style:text-properties style:font-name="Liberation Sans"/>
    </style:style>
    <style:style style:name="P116" style:family="paragraph" style:parent-style-name="List_20_1" style:list-style-name="L13">
      <style:text-properties style:font-name="Liberation Sans" officeooo:paragraph-rsid="007d197f"/>
    </style:style>
    <style:style style:name="P117" style:family="paragraph" style:parent-style-name="List_20_1" style:list-style-name="L13">
      <style:text-properties style:font-name="Liberation Sans" officeooo:rsid="0073432b" officeooo:paragraph-rsid="0073432b"/>
    </style:style>
    <style:style style:name="P118" style:family="paragraph" style:parent-style-name="List_20_1" style:list-style-name="L14">
      <style:text-properties style:font-name="Liberation Sans" officeooo:rsid="004909d4" officeooo:paragraph-rsid="004909d4"/>
    </style:style>
    <style:style style:name="P119" style:family="paragraph" style:parent-style-name="List_20_1" style:list-style-name="L15">
      <style:text-properties style:font-name="Liberation Sans" officeooo:rsid="00544291" officeooo:paragraph-rsid="00544291"/>
    </style:style>
    <style:style style:name="P120" style:family="paragraph" style:parent-style-name="List_20_1" style:list-style-name="L16">
      <style:text-properties style:font-name="Liberation Sans" officeooo:rsid="00d6a06d" officeooo:paragraph-rsid="00d6a06d"/>
    </style:style>
    <style:style style:name="P121" style:family="paragraph" style:parent-style-name="List_20_1" style:list-style-name="L16">
      <style:text-properties style:font-name="Liberation Sans"/>
    </style:style>
    <style:style style:name="P122" style:family="paragraph" style:parent-style-name="List_20_1" style:list-style-name="L16">
      <style:text-properties style:font-name="Liberation Sans" officeooo:rsid="00a12dbf" officeooo:paragraph-rsid="00a12dbf"/>
    </style:style>
    <style:style style:name="P123" style:family="paragraph" style:parent-style-name="List_20_1" style:list-style-name="L16">
      <style:text-properties style:font-name="Liberation Sans" officeooo:rsid="005d6a71" officeooo:paragraph-rsid="005d6a71"/>
    </style:style>
    <style:style style:name="P124" style:family="paragraph" style:parent-style-name="List_20_1" style:list-style-name="L16">
      <style:text-properties style:font-name="Liberation Sans" officeooo:rsid="005d0ab4" officeooo:paragraph-rsid="005d0ab4"/>
    </style:style>
    <style:style style:name="P125" style:family="paragraph" style:parent-style-name="List_20_1" style:list-style-name="L16">
      <style:text-properties style:font-name="Liberation Sans" officeooo:rsid="00d6e83e" officeooo:paragraph-rsid="00d6e83e"/>
    </style:style>
    <style:style style:name="P126" style:family="paragraph" style:parent-style-name="List_20_1">
      <style:text-properties style:font-name="Liberation Sans" officeooo:rsid="00d6e83e" officeooo:paragraph-rsid="00d6e83e"/>
    </style:style>
    <style:style style:name="P127" style:family="paragraph" style:parent-style-name="List_20_1" style:list-style-name="L18">
      <style:text-properties style:font-name="Liberation Sans"/>
    </style:style>
    <style:style style:name="P128" style:family="paragraph" style:parent-style-name="List_20_1" style:list-style-name="L19">
      <style:text-properties style:font-name="Liberation Sans" officeooo:paragraph-rsid="00ad93a6"/>
    </style:style>
    <style:style style:name="P129" style:family="paragraph" style:parent-style-name="List_20_1" style:list-style-name="L19">
      <style:text-properties style:font-name="Liberation Sans" officeooo:paragraph-rsid="0073432b"/>
    </style:style>
    <style:style style:name="P130" style:family="paragraph" style:parent-style-name="List_20_1" style:list-style-name="L19">
      <style:text-properties style:font-name="Liberation Sans" officeooo:paragraph-rsid="00cec3fb"/>
    </style:style>
    <style:style style:name="P131" style:family="paragraph" style:parent-style-name="List_20_1" style:list-style-name="L20">
      <style:text-properties style:font-name="Liberation Sans" officeooo:rsid="00727725" officeooo:paragraph-rsid="00d15a83"/>
    </style:style>
    <style:style style:name="P132" style:family="paragraph" style:parent-style-name="List_20_1" style:list-style-name="L19">
      <style:text-properties style:font-name="Liberation Sans" officeooo:rsid="00e60c74" officeooo:paragraph-rsid="00e60c74"/>
    </style:style>
    <style:style style:name="P133" style:family="paragraph" style:parent-style-name="List_20_1" style:list-style-name="L11">
      <style:text-properties officeooo:paragraph-rsid="00e34a8e"/>
    </style:style>
    <style:style style:name="P134" style:family="paragraph" style:parent-style-name="List_20_1" style:list-style-name="L19"/>
    <style:style style:name="P135" style:family="paragraph" style:parent-style-name="List_20_1">
      <style:text-properties officeooo:paragraph-rsid="00e34a8e"/>
    </style:style>
    <style:style style:name="P136" style:family="paragraph" style:parent-style-name="List_20_1" style:list-style-name="L7">
      <style:paragraph-properties fo:margin-left="-2.86mm" fo:margin-right="0mm" fo:text-indent="0mm" style:auto-text-indent="false"/>
      <style:text-properties style:font-name="Liberation Sans" fo:font-size="10pt" fo:font-style="italic" officeooo:rsid="00c11a2c" officeooo:paragraph-rsid="00c11a2c" style:font-size-asian="12pt" style:font-style-asian="italic" style:font-name-complex="Lucida Sans1" style:font-style-complex="italic"/>
    </style:style>
    <style:style style:name="P137" style:family="paragraph" style:parent-style-name="List_20_1" style:list-style-name="L12">
      <style:paragraph-properties fo:margin-left="-2.86mm" fo:margin-right="0mm" fo:text-indent="0mm" style:auto-text-indent="false"/>
      <style:text-properties style:font-name="Liberation Sans" fo:font-size="10pt" officeooo:rsid="009bf758" officeooo:paragraph-rsid="009bf758" style:font-size-asian="12pt" style:font-name-complex="Lucida Sans1"/>
    </style:style>
    <style:style style:name="P138" style:family="paragraph" style:parent-style-name="List_20_1" style:list-style-name="L16">
      <style:paragraph-properties fo:margin-left="-2.86mm" fo:margin-right="0mm" fo:text-indent="0mm" style:auto-text-indent="false"/>
      <style:text-properties style:font-name="Liberation Sans" fo:font-weight="bold" style:font-weight-asian="bold" style:font-weight-complex="bold"/>
    </style:style>
    <style:style style:name="P139" style:family="paragraph" style:parent-style-name="List_20_1" style:list-style-name="L18">
      <style:paragraph-properties fo:margin-left="25.01mm" fo:margin-right="0mm" fo:text-indent="-6.35mm" style:auto-text-indent="false"/>
      <style:text-properties style:font-name="Liberation Sans" fo:font-size="10pt" officeooo:rsid="006ec1c8" officeooo:paragraph-rsid="006ec1c8" style:font-size-asian="12pt" style:font-name-complex="Lucida Sans1"/>
    </style:style>
    <style:style style:name="P140" style:family="paragraph" style:parent-style-name="List_20_1" style:list-style-name="L18">
      <style:paragraph-properties fo:margin-left="25.01mm" fo:margin-right="0mm" fo:text-indent="-6.35mm" style:auto-text-indent="false"/>
      <style:text-properties style:font-name="Liberation Sans" officeooo:rsid="006ec1c8" officeooo:paragraph-rsid="0083cb4f"/>
    </style:style>
    <style:style style:name="P141" style:family="paragraph" style:parent-style-name="List_20_1">
      <style:paragraph-properties fo:margin-left="12.51mm" fo:margin-right="0mm" fo:text-indent="-6.35mm" style:auto-text-indent="false"/>
      <style:text-properties style:font-name="Liberation Sans" fo:font-size="10pt" officeooo:rsid="00d15a83" officeooo:paragraph-rsid="00d15a83" style:font-size-asian="12pt" style:font-name-complex="Lucida Sans1"/>
    </style:style>
    <style:style style:name="P142" style:family="paragraph" style:parent-style-name="List_20_1" style:list-style-name="L16">
      <style:paragraph-properties fo:margin-left="0mm" fo:margin-right="0mm" fo:text-indent="0mm" style:auto-text-indent="false"/>
      <style:text-properties style:font-name="Liberation Sans" officeooo:rsid="005d0ab4" officeooo:paragraph-rsid="005d0ab4"/>
    </style:style>
    <style:style style:name="P143" style:family="paragraph" style:parent-style-name="Standard" style:list-style-name="L17">
      <style:paragraph-properties fo:line-height="150%"/>
      <style:text-properties style:font-name="Liberation Sans" officeooo:rsid="00d4be42" officeooo:paragraph-rsid="00d5adcd" fo:background-color="#fde9a9"/>
    </style:style>
    <style:style style:name="P144" style:family="paragraph" style:parent-style-name="Text_20_body">
      <style:text-properties style:font-name="Arial" fo:font-size="10pt" officeooo:rsid="00b12640" officeooo:paragraph-rsid="00b12640"/>
    </style:style>
    <style:style style:name="P145" style:family="paragraph" style:parent-style-name="Text_20_body">
      <style:text-properties style:font-name="Arial" fo:font-size="10pt" officeooo:rsid="00b2d1c1" officeooo:paragraph-rsid="00b2d1c1"/>
    </style:style>
    <style:style style:name="P146" style:family="paragraph" style:parent-style-name="Text_20_body" style:list-style-name="L4">
      <style:text-properties officeooo:paragraph-rsid="00c80b11"/>
    </style:style>
    <style:style style:name="P147" style:family="paragraph" style:parent-style-name="Text_20_body">
      <style:text-properties style:font-name="Liberation Sans" officeooo:rsid="00ad93a6" officeooo:paragraph-rsid="00ad93a6"/>
    </style:style>
    <style:style style:name="P148" style:family="paragraph" style:parent-style-name="Text_20_body">
      <style:text-properties style:font-name="Liberation Sans" fo:font-style="italic" officeooo:rsid="0038407d" officeooo:paragraph-rsid="0038407d" style:font-style-asian="italic" style:font-style-complex="italic"/>
    </style:style>
    <style:style style:name="P149" style:family="paragraph" style:parent-style-name="Text_20_body">
      <style:text-properties style:font-name="Liberation Sans" fo:font-style="italic" officeooo:rsid="00e54026" officeooo:paragraph-rsid="00e54026" style:font-style-asian="italic" style:font-style-complex="italic"/>
    </style:style>
    <style:style style:name="P150" style:family="paragraph" style:parent-style-name="Text_20_body">
      <style:text-properties officeooo:rsid="00e54026" officeooo:paragraph-rsid="00e54026"/>
    </style:style>
    <style:style style:name="P151"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26052a"/>
    </style:style>
    <style:style style:name="T2" style:family="text">
      <style:text-properties fo:font-weight="normal" style:font-weight-asian="normal" style:font-weight-complex="normal"/>
    </style:style>
    <style:style style:name="T3" style:family="text">
      <style:text-properties officeooo:rsid="002f6c60"/>
    </style:style>
    <style:style style:name="T4" style:family="text">
      <style:text-properties officeooo:rsid="003cd43f"/>
    </style:style>
    <style:style style:name="T5" style:family="text">
      <style:text-properties officeooo:rsid="0044272b"/>
    </style:style>
    <style:style style:name="T6" style:family="text">
      <style:text-properties officeooo:rsid="004572de"/>
    </style:style>
    <style:style style:name="T7" style:family="text">
      <style:text-properties officeooo:rsid="00468552"/>
    </style:style>
    <style:style style:name="T8" style:family="text">
      <style:text-properties officeooo:rsid="00482286"/>
    </style:style>
    <style:style style:name="T9" style:family="text">
      <style:text-properties officeooo:rsid="00494c7b"/>
    </style:style>
    <style:style style:name="T10" style:family="text">
      <style:text-properties fo:font-weight="bold" style:font-weight-asian="bold" style:font-weight-complex="bold"/>
    </style:style>
    <style:style style:name="T11" style:family="text">
      <style:text-properties officeooo:rsid="00544291"/>
    </style:style>
    <style:style style:name="T12" style:family="text">
      <style:text-properties officeooo:rsid="00564212"/>
    </style:style>
    <style:style style:name="T13" style:family="text">
      <style:text-properties fo:font-size="10pt"/>
    </style:style>
    <style:style style:name="T14" style:family="text">
      <style:text-properties fo:font-size="10pt" style:font-size-asian="12pt" style:font-name-complex="Lucida Sans1"/>
    </style:style>
    <style:style style:name="T15" style:family="text">
      <style:text-properties fo:font-size="10pt" officeooo:rsid="0085dbe4" style:font-size-asian="12pt" style:font-name-complex="Lucida Sans1"/>
    </style:style>
    <style:style style:name="T16" style:family="text">
      <style:text-properties fo:font-size="10pt" officeooo:rsid="00a97052" style:font-size-asian="12pt" style:font-name-complex="Lucida Sans1"/>
    </style:style>
    <style:style style:name="T17" style:family="text">
      <style:text-properties fo:font-size="10pt" officeooo:rsid="00891a59" style:font-size-asian="12pt" style:font-name-complex="Lucida Sans1"/>
    </style:style>
    <style:style style:name="T18" style:family="text">
      <style:text-properties fo:font-size="10pt" officeooo:rsid="008adefe" style:font-size-asian="12pt" style:font-name-complex="Lucida Sans1"/>
    </style:style>
    <style:style style:name="T19" style:family="text">
      <style:text-properties fo:font-size="10pt" officeooo:rsid="00915f54" style:font-size-asian="12pt" style:font-name-complex="Lucida Sans1"/>
    </style:style>
    <style:style style:name="T20" style:family="text">
      <style:text-properties fo:font-size="10pt" officeooo:rsid="00917a1a" style:font-size-asian="12pt" style:font-name-complex="Lucida Sans1"/>
    </style:style>
    <style:style style:name="T21" style:family="text">
      <style:text-properties fo:font-size="10pt" officeooo:rsid="00a00d32" style:font-size-asian="12pt" style:font-name-complex="Lucida Sans1"/>
    </style:style>
    <style:style style:name="T22" style:family="text">
      <style:text-properties fo:font-size="10pt" officeooo:rsid="00931f89" style:font-size-asian="12pt" style:font-name-complex="Lucida Sans1"/>
    </style:style>
    <style:style style:name="T23" style:family="text">
      <style:text-properties fo:font-size="10pt" officeooo:rsid="004e7e8b" style:font-size-asian="12pt" style:font-name-complex="Lucida Sans1"/>
    </style:style>
    <style:style style:name="T24" style:family="text">
      <style:text-properties fo:font-size="10pt" officeooo:rsid="0098d347" style:font-size-asian="12pt" style:font-name-complex="Lucida Sans1"/>
    </style:style>
    <style:style style:name="T25" style:family="text">
      <style:text-properties fo:font-size="10pt" officeooo:rsid="004f0d56" style:font-size-asian="12pt" style:font-name-complex="Lucida Sans1"/>
    </style:style>
    <style:style style:name="T26" style:family="text">
      <style:text-properties fo:font-size="10pt" officeooo:rsid="009bf758" style:font-size-asian="12pt" style:font-name-complex="Lucida Sans1"/>
    </style:style>
    <style:style style:name="T27" style:family="text">
      <style:text-properties fo:font-size="10pt" officeooo:rsid="007d197f" style:font-size-asian="12pt" style:font-name-complex="Lucida Sans1"/>
    </style:style>
    <style:style style:name="T28" style:family="text">
      <style:text-properties fo:font-size="10pt" officeooo:rsid="009cd8f6" style:font-size-asian="12pt" style:font-name-complex="Lucida Sans1"/>
    </style:style>
    <style:style style:name="T29" style:family="text">
      <style:text-properties fo:font-size="10pt" officeooo:rsid="00a1241a" style:font-size-asian="12pt" style:font-name-complex="Lucida Sans1"/>
    </style:style>
    <style:style style:name="T30" style:family="text">
      <style:text-properties fo:font-size="10pt" officeooo:rsid="00544291" style:font-size-asian="12pt" style:font-name-complex="Lucida Sans1"/>
    </style:style>
    <style:style style:name="T31" style:family="text">
      <style:text-properties fo:font-size="10pt" officeooo:rsid="00a12dbf" style:font-size-asian="12pt" style:font-name-complex="Lucida Sans1"/>
    </style:style>
    <style:style style:name="T32" style:family="text">
      <style:text-properties fo:font-size="10pt" officeooo:rsid="00a21edb" style:font-size-asian="12pt" style:font-name-complex="Lucida Sans1"/>
    </style:style>
    <style:style style:name="T33" style:family="text">
      <style:text-properties fo:font-size="10pt" officeooo:rsid="00a2978a" style:font-size-asian="12pt" style:font-name-complex="Lucida Sans1"/>
    </style:style>
    <style:style style:name="T34" style:family="text">
      <style:text-properties fo:font-size="10pt" officeooo:rsid="00a3902a" style:font-size-asian="12pt" style:font-name-complex="Lucida Sans1"/>
    </style:style>
    <style:style style:name="T35" style:family="text">
      <style:text-properties fo:font-size="10pt" officeooo:rsid="00710a05" style:font-size-asian="12pt" style:font-name-complex="Lucida Sans1"/>
    </style:style>
    <style:style style:name="T36" style:family="text">
      <style:text-properties fo:font-size="10pt" officeooo:rsid="0073432b" style:font-size-asian="12pt" style:font-name-complex="Lucida Sans1"/>
    </style:style>
    <style:style style:name="T37" style:family="text">
      <style:text-properties fo:font-size="10pt" officeooo:rsid="0082bc54" style:font-size-asian="12pt" style:font-name-complex="Lucida Sans1"/>
    </style:style>
    <style:style style:name="T38" style:family="text">
      <style:text-properties fo:font-size="10pt" officeooo:rsid="00b21ab3" style:font-size-asian="12pt" style:font-name-complex="Lucida Sans1"/>
    </style:style>
    <style:style style:name="T39" style:family="text">
      <style:text-properties fo:font-size="10pt" officeooo:rsid="00b626cf" style:font-size-asian="12pt" style:font-name-complex="Lucida Sans1"/>
    </style:style>
    <style:style style:name="T40" style:family="text">
      <style:text-properties fo:font-size="10pt" officeooo:rsid="00c98bcc" style:font-size-asian="12pt" style:font-name-complex="Lucida Sans1"/>
    </style:style>
    <style:style style:name="T41" style:family="text">
      <style:text-properties fo:font-size="10pt" officeooo:rsid="00cb1a81" style:font-size-asian="12pt" style:font-name-complex="Lucida Sans1"/>
    </style:style>
    <style:style style:name="T42" style:family="text">
      <style:text-properties fo:font-size="10pt" officeooo:rsid="00ce0d91" style:font-size-asian="12pt" style:font-name-complex="Lucida Sans1"/>
    </style:style>
    <style:style style:name="T43" style:family="text">
      <style:text-properties fo:font-size="10pt" officeooo:rsid="00cec3fb" style:font-size-asian="12pt" style:font-name-complex="Lucida Sans1"/>
    </style:style>
    <style:style style:name="T44" style:family="text">
      <style:text-properties fo:font-size="10pt" officeooo:rsid="00d91728" style:font-size-asian="12pt" style:font-name-complex="Lucida Sans1"/>
    </style:style>
    <style:style style:name="T45" style:family="text">
      <style:text-properties fo:font-size="10pt" officeooo:rsid="00d971ba" style:font-size-asian="12pt" style:font-name-complex="Lucida Sans1"/>
    </style:style>
    <style:style style:name="T46" style:family="text">
      <style:text-properties fo:font-size="10pt" officeooo:rsid="00e28f7d" style:font-size-asian="12pt" style:font-name-complex="Lucida Sans1"/>
    </style:style>
    <style:style style:name="T47" style:family="text">
      <style:text-properties fo:font-size="10pt" officeooo:rsid="00e60c74" style:font-size-asian="12pt" style:font-name-complex="Lucida Sans1"/>
    </style:style>
    <style:style style:name="T48" style:family="text">
      <style:text-properties fo:font-size="10pt" officeooo:rsid="00a00d32"/>
    </style:style>
    <style:style style:name="T49" style:family="text">
      <style:text-properties fo:font-size="10pt" officeooo:rsid="00a21edb" fo:background-color="#fde9a9" loext:char-shading-value="0" style:font-size-asian="12pt" style:font-name-complex="Lucida Sans1"/>
    </style:style>
    <style:style style:name="T50" style:family="text">
      <style:text-properties fo:font-size="10pt" officeooo:rsid="0095af91" fo:background-color="transparent" loext:char-shading-value="0" style:font-size-asian="12pt" style:font-name-complex="Lucida Sans1"/>
    </style:style>
    <style:style style:name="T51" style:family="text">
      <style:text-properties fo:font-size="10pt" officeooo:rsid="009a69cf" fo:background-color="transparent" loext:char-shading-value="0" style:font-size-asian="12pt" style:font-name-complex="Lucida Sans1"/>
    </style:style>
    <style:style style:name="T52" style:family="text">
      <style:text-properties fo:font-size="10pt" fo:font-weight="normal" style:font-size-asian="12pt" style:font-weight-asian="normal" style:font-name-complex="Lucida Sans1" style:font-weight-complex="normal"/>
    </style:style>
    <style:style style:name="T53" style:family="text">
      <style:text-properties fo:font-size="10pt" fo:font-weight="normal" officeooo:rsid="00a12dbf" style:font-size-asian="12pt" style:font-weight-asian="normal" style:font-name-complex="Lucida Sans1" style:font-weight-complex="normal"/>
    </style:style>
    <style:style style:name="T54" style:family="text">
      <style:text-properties fo:font-size="10pt" fo:font-weight="normal" officeooo:rsid="00a724bb" style:font-size-asian="12pt" style:font-weight-asian="normal" style:font-name-complex="Lucida Sans1" style:font-weight-complex="normal"/>
    </style:style>
    <style:style style:name="T55" style:family="text">
      <style:text-properties fo:font-size="10pt" fo:font-weight="normal" officeooo:rsid="0083cb4f" style:font-name-asian="Microsoft YaHei" style:font-size-asian="12pt" style:font-weight-asian="normal" style:font-name-complex="Lucida Sans1" style:font-size-complex="16.1000003814697pt" style:font-weight-complex="normal"/>
    </style:style>
    <style:style style:name="T56" style:family="text">
      <style:text-properties fo:font-size="10pt" fo:font-weight="normal" officeooo:rsid="00ce0d91" style:font-name-asian="Microsoft YaHei" style:font-size-asian="12pt" style:font-weight-asian="normal" style:font-name-complex="Lucida Sans1" style:font-size-complex="16.1000003814697pt" style:font-weight-complex="normal"/>
    </style:style>
    <style:style style:name="T57" style:family="text">
      <style:text-properties fo:font-size="10pt" fo:font-weight="bold" officeooo:rsid="00915f54" style:font-size-asian="12pt" style:font-weight-asian="bold" style:font-name-complex="Lucida Sans1" style:font-weight-complex="bold"/>
    </style:style>
    <style:style style:name="T58" style:family="text">
      <style:text-properties fo:font-size="10pt" fo:font-weight="bold" officeooo:rsid="00a12dbf" style:font-size-asian="12pt" style:font-weight-asian="bold" style:font-name-complex="Lucida Sans1" style:font-weight-complex="bold"/>
    </style:style>
    <style:style style:name="T59" style:family="text">
      <style:text-properties fo:font-size="10pt" fo:font-weight="bold" officeooo:rsid="00cade3a" style:font-size-asian="12pt" style:font-weight-asian="bold" style:font-name-complex="Lucida Sans1" style:font-weight-complex="bold"/>
    </style:style>
    <style:style style:name="T60" style:family="text">
      <style:text-properties fo:font-size="10pt" officeooo:rsid="00b21ab3"/>
    </style:style>
    <style:style style:name="T61" style:family="text">
      <style:text-properties fo:font-size="10pt" officeooo:rsid="00b6a243"/>
    </style:style>
    <style:style style:name="T62" style:family="text">
      <style:text-properties fo:font-size="10pt" officeooo:rsid="00bb24c1"/>
    </style:style>
    <style:style style:name="T63" style:family="text">
      <style:text-properties fo:font-size="10pt" officeooo:rsid="00cb1a81"/>
    </style:style>
    <style:style style:name="T64" style:family="text">
      <style:text-properties fo:font-size="10pt" officeooo:rsid="00ce0d91"/>
    </style:style>
    <style:style style:name="T65" style:family="text">
      <style:text-properties fo:font-size="10pt" officeooo:rsid="00d91728"/>
    </style:style>
    <style:style style:name="T66" style:family="text">
      <style:text-properties fo:font-size="10pt" officeooo:rsid="00da19c7"/>
    </style:style>
    <style:style style:name="T67" style:family="text">
      <style:text-properties officeooo:rsid="005dfdf6"/>
    </style:style>
    <style:style style:name="T68" style:family="text">
      <style:text-properties officeooo:rsid="0063f85c"/>
    </style:style>
    <style:style style:name="T69" style:family="text">
      <style:text-properties officeooo:rsid="0067abd5"/>
    </style:style>
    <style:style style:name="T70" style:family="text">
      <style:text-properties officeooo:rsid="007d197f"/>
    </style:style>
    <style:style style:name="T71" style:family="text">
      <style:text-properties officeooo:rsid="0080e3d9"/>
    </style:style>
    <style:style style:name="T72" style:family="text">
      <style:text-properties officeooo:rsid="0082bc54"/>
    </style:style>
    <style:style style:name="T73" style:family="text">
      <style:text-properties officeooo:rsid="0085dbe4"/>
    </style:style>
    <style:style style:name="T74" style:family="text">
      <style:text-properties officeooo:rsid="00891a59"/>
    </style:style>
    <style:style style:name="T75" style:family="text">
      <style:text-properties officeooo:rsid="008ba9dd"/>
    </style:style>
    <style:style style:name="T76" style:family="text">
      <style:text-properties officeooo:rsid="008ce4f2"/>
    </style:style>
    <style:style style:name="T77" style:family="text">
      <style:text-properties officeooo:rsid="0090f7b1"/>
    </style:style>
    <style:style style:name="T78" style:family="text">
      <style:text-properties officeooo:rsid="00915f54"/>
    </style:style>
    <style:style style:name="T79" style:family="text">
      <style:text-properties officeooo:rsid="00917a1a"/>
    </style:style>
    <style:style style:name="T80" style:family="text">
      <style:text-properties officeooo:rsid="00918f71"/>
    </style:style>
    <style:style style:name="T81" style:family="text">
      <style:text-properties fo:font-style="italic" style:font-style-asian="italic" style:font-style-complex="italic"/>
    </style:style>
    <style:style style:name="T82" style:family="text">
      <style:text-properties fo:font-style="italic" officeooo:rsid="00b6a243" style:font-style-asian="italic" style:font-style-complex="italic"/>
    </style:style>
    <style:style style:name="T83" style:family="text">
      <style:text-properties fo:font-style="italic" officeooo:rsid="00b78202" style:font-style-asian="italic" style:font-style-complex="italic"/>
    </style:style>
    <style:style style:name="T84" style:family="text">
      <style:text-properties fo:font-style="italic" officeooo:rsid="00bf8f15" style:font-style-asian="italic" style:font-style-complex="italic"/>
    </style:style>
    <style:style style:name="T85" style:family="text">
      <style:text-properties fo:font-style="italic" officeooo:rsid="00915f54" style:font-style-asian="italic" style:font-style-complex="italic"/>
    </style:style>
    <style:style style:name="T86" style:family="text">
      <style:text-properties fo:font-style="italic" officeooo:rsid="00c69ce5" style:font-style-asian="italic" style:font-style-complex="italic"/>
    </style:style>
    <style:style style:name="T87" style:family="text">
      <style:text-properties fo:font-style="italic" officeooo:rsid="00e34a8e" style:font-style-asian="italic" style:font-style-complex="italic"/>
    </style:style>
    <style:style style:name="T88" style:family="text">
      <style:text-properties fo:background-color="transparent" loext:char-shading-value="0"/>
    </style:style>
    <style:style style:name="T89" style:family="text">
      <style:text-properties officeooo:rsid="0042c500" fo:background-color="transparent" loext:char-shading-value="0"/>
    </style:style>
    <style:style style:name="T90" style:family="text">
      <style:text-properties officeooo:rsid="0089b9c8" fo:background-color="transparent" loext:char-shading-value="0"/>
    </style:style>
    <style:style style:name="T91" style:family="text">
      <style:text-properties officeooo:rsid="00c69ce5" fo:background-color="transparent" loext:char-shading-value="0"/>
    </style:style>
    <style:style style:name="T92" style:family="text">
      <style:text-properties officeooo:rsid="00d5adcd" fo:background-color="transparent" loext:char-shading-value="0"/>
    </style:style>
    <style:style style:name="T93" style:family="text">
      <style:text-properties officeooo:rsid="00d6a06d" fo:background-color="transparent" loext:char-shading-value="0"/>
    </style:style>
    <style:style style:name="T94" style:family="text">
      <style:text-properties officeooo:rsid="00951b2e"/>
    </style:style>
    <style:style style:name="T95" style:family="text">
      <style:text-properties officeooo:rsid="0098d347"/>
    </style:style>
    <style:style style:name="T96" style:family="text">
      <style:text-properties officeooo:rsid="009bf758"/>
    </style:style>
    <style:style style:name="T97" style:family="text">
      <style:text-properties officeooo:rsid="009cd8f6"/>
    </style:style>
    <style:style style:name="T98" style:family="text">
      <style:text-properties officeooo:rsid="009e8844"/>
    </style:style>
    <style:style style:name="T99" style:family="text">
      <style:text-properties officeooo:rsid="00a00d32"/>
    </style:style>
    <style:style style:name="T100" style:family="text">
      <style:text-properties officeooo:rsid="00a1241a"/>
    </style:style>
    <style:style style:name="T101" style:family="text">
      <style:text-properties officeooo:rsid="00a12dbf"/>
    </style:style>
    <style:style style:name="T102" style:family="text">
      <style:text-properties officeooo:rsid="00a21edb"/>
    </style:style>
    <style:style style:name="T103" style:family="text">
      <style:text-properties officeooo:rsid="00a3902a"/>
    </style:style>
    <style:style style:name="T104" style:family="text">
      <style:text-properties officeooo:rsid="00a81903"/>
    </style:style>
    <style:style style:name="T105" style:family="text">
      <style:text-properties officeooo:rsid="00a97052"/>
    </style:style>
    <style:style style:name="T106" style:family="text">
      <style:text-properties officeooo:rsid="00aa6a65"/>
    </style:style>
    <style:style style:name="T107" style:family="text">
      <style:text-properties fo:font-size="18.2000007629395pt" fo:font-weight="bold" officeooo:rsid="00a12dbf" style:font-name-asian="Microsoft YaHei" style:font-size-asian="18.2000007629395pt" style:font-weight-asian="bold" style:font-name-complex="Lucida Sans" style:font-size-complex="18.2000007629395pt" style:font-weight-complex="bold"/>
    </style:style>
    <style:style style:name="T108" style:family="text">
      <style:text-properties fo:font-size="18.2000007629395pt" fo:font-weight="bold" officeooo:rsid="00a724bb" style:font-name-asian="Microsoft YaHei" style:font-size-asian="18.2000007629395pt" style:font-weight-asian="bold" style:font-name-complex="Lucida Sans" style:font-size-complex="18.2000007629395pt" style:font-weight-complex="bold"/>
    </style:style>
    <style:style style:name="T109" style:family="text">
      <style:text-properties fo:font-size="18.2000007629395pt" fo:font-weight="bold" officeooo:rsid="00b6a243" style:font-name-asian="Microsoft YaHei" style:font-size-asian="18.2000007629395pt" style:font-weight-asian="bold" style:font-name-complex="Lucida Sans" style:font-size-complex="18.2000007629395pt" style:font-weight-complex="bold"/>
    </style:style>
    <style:style style:name="T110" style:family="text">
      <style:text-properties fo:font-size="18.2000007629395pt" fo:font-weight="bold" officeooo:rsid="004909d4" style:font-name-asian="Microsoft YaHei" style:font-size-asian="18.2000007629395pt" style:font-weight-asian="bold" style:font-name-complex="Lucida Sans" style:font-size-complex="18.2000007629395pt" style:font-weight-complex="bold"/>
    </style:style>
    <style:style style:name="T111" style:family="text">
      <style:text-properties fo:font-size="13.3000001907349pt" fo:font-weight="bold" officeooo:rsid="009ae3b2" style:font-name-asian="Microsoft YaHei" style:font-size-asian="16.1000003814697pt" style:font-weight-asian="bold" style:font-name-complex="Lucida Sans" style:font-size-complex="16.1000003814697pt" style:font-weight-complex="bold"/>
    </style:style>
    <style:style style:name="T112" style:family="text">
      <style:text-properties fo:font-size="13.3000001907349pt" fo:font-weight="bold" officeooo:rsid="00503c56" style:font-name-asian="Microsoft YaHei" style:font-size-asian="16.1000003814697pt" style:font-weight-asian="bold" style:font-name-complex="Lucida Sans" style:font-size-complex="16.1000003814697pt" style:font-weight-complex="bold"/>
    </style:style>
    <style:style style:name="T113" style:family="text">
      <style:text-properties fo:font-size="13.3000001907349pt" fo:font-weight="bold" officeooo:rsid="00721b70" style:font-name-asian="Microsoft YaHei" style:font-size-asian="16.1000003814697pt" style:font-weight-asian="bold" style:font-name-complex="Lucida Sans" style:font-size-complex="16.1000003814697pt" style:font-weight-complex="bold"/>
    </style:style>
    <style:style style:name="T114" style:family="text">
      <style:text-properties fo:font-size="13.3000001907349pt" fo:font-weight="bold" officeooo:rsid="0090db1d" style:font-name-asian="Microsoft YaHei" style:font-size-asian="16.1000003814697pt" style:font-weight-asian="bold" style:font-name-complex="Lucida Sans" style:font-size-complex="16.1000003814697pt" style:font-weight-complex="bold"/>
    </style:style>
    <style:style style:name="T115" style:family="text">
      <style:text-properties fo:font-size="13.3000001907349pt" fo:font-weight="bold" officeooo:rsid="009bf758" style:font-name-asian="Microsoft YaHei" style:font-size-asian="16.1000003814697pt" style:font-weight-asian="bold" style:font-name-complex="Lucida Sans" style:font-size-complex="16.1000003814697pt" style:font-weight-complex="bold"/>
    </style:style>
    <style:style style:name="T116" style:family="text">
      <style:text-properties fo:font-size="13.3000001907349pt" fo:font-weight="bold" officeooo:rsid="00b626cf" style:font-name-asian="Microsoft YaHei" style:font-size-asian="16.1000003814697pt" style:font-weight-asian="bold" style:font-name-complex="Lucida Sans" style:font-size-complex="16.1000003814697pt" style:font-weight-complex="bold"/>
    </style:style>
    <style:style style:name="T117" style:family="text">
      <style:text-properties style:font-name="Liberation Sans"/>
    </style:style>
    <style:style style:name="T118" style:family="text">
      <style:text-properties style:font-name="Liberation Sans" fo:font-size="10pt" fo:font-style="italic" fo:font-weight="normal" officeooo:rsid="00915f54" fo:background-color="transparent" loext:char-shading-value="0" style:font-size-asian="12pt" style:font-style-asian="italic" style:font-weight-asian="normal" style:font-name-complex="Lucida Sans1" style:font-style-complex="italic" style:font-weight-complex="normal"/>
    </style:style>
    <style:style style:name="T119" style:family="text">
      <style:text-properties style:font-name="Liberation Sans" fo:font-size="10pt" fo:font-style="italic" fo:font-weight="normal" officeooo:rsid="00753e80" fo:background-color="transparent" loext:char-shading-value="0" style:font-size-asian="12pt" style:font-style-asian="italic" style:font-weight-asian="normal" style:font-name-complex="Lucida Sans1" style:font-style-complex="italic" style:font-weight-complex="normal"/>
    </style:style>
    <style:style style:name="T120" style:family="text">
      <style:text-properties style:font-name="Liberation Sans" fo:font-size="10pt" fo:font-style="italic" fo:font-weight="normal" officeooo:rsid="00c69ce5" fo:background-color="transparent" loext:char-shading-value="0" style:font-size-asian="12pt" style:font-style-asian="italic" style:font-weight-asian="normal" style:font-name-complex="Lucida Sans1" style:font-style-complex="italic" style:font-weight-complex="normal"/>
    </style:style>
    <style:style style:name="T121" style:family="text">
      <style:text-properties style:font-name="Liberation Sans" fo:font-size="10pt" fo:font-style="italic" fo:font-weight="normal" officeooo:rsid="00c80b11" fo:background-color="transparent" loext:char-shading-value="0" style:font-size-asian="12pt" style:font-style-asian="italic" style:font-weight-asian="normal" style:font-name-complex="Lucida Sans1" style:font-style-complex="italic" style:font-weight-complex="normal"/>
    </style:style>
    <style:style style:name="T122" style:family="text">
      <style:text-properties style:font-name="Liberation Sans" officeooo:rsid="00ad93a6"/>
    </style:style>
    <style:style style:name="T123" style:family="text">
      <style:text-properties style:font-name="Liberation Sans" fo:font-style="italic" fo:font-weight="normal" officeooo:rsid="003cd43f" fo:background-color="transparent" loext:char-shading-value="0" style:font-style-asian="italic" style:font-weight-asian="normal" style:font-style-complex="italic" style:font-weight-complex="normal"/>
    </style:style>
    <style:style style:name="T124" style:family="text">
      <style:text-properties style:font-name="Liberation Sans" fo:font-style="italic" fo:font-weight="normal" officeooo:rsid="00c69ce5" fo:background-color="transparent" loext:char-shading-value="0" style:font-style-asian="italic" style:font-weight-asian="normal" style:font-style-complex="italic" style:font-weight-complex="normal"/>
    </style:style>
    <style:style style:name="T125" style:family="text">
      <style:text-properties style:font-name="Liberation Sans" fo:font-size="13.3000001907349pt" fo:font-weight="bold" officeooo:rsid="008abf67" style:font-name-asian="Microsoft YaHei" style:font-size-asian="16.1000003814697pt" style:font-weight-asian="bold" style:font-name-complex="Lucida Sans" style:font-size-complex="16.1000003814697pt" style:font-weight-complex="bold"/>
    </style:style>
    <style:style style:name="T126" style:family="text">
      <style:text-properties style:font-name="Liberation Sans" officeooo:rsid="0026052a" fo:background-color="transparent" loext:char-shading-value="0"/>
    </style:style>
    <style:style style:name="T127" style:family="text">
      <style:text-properties style:font-name="Liberation Sans" officeooo:rsid="001c8f70"/>
    </style:style>
    <style:style style:name="T128" style:family="text">
      <style:text-properties style:font-name="Liberation Sans" fo:font-size="16.7999992370605pt" fo:font-weight="bold" officeooo:rsid="00e54026" style:font-name-asian="Microsoft YaHei" style:font-size-asian="18.2000007629395pt" style:font-weight-asian="bold" style:font-name-complex="Lucida Sans" style:font-size-complex="18.2000007629395pt" style:font-weight-complex="bold"/>
    </style:style>
    <style:style style:name="T129" style:family="text">
      <style:text-properties officeooo:rsid="00ad93a6"/>
    </style:style>
    <style:style style:name="T130" style:family="text">
      <style:text-properties officeooo:rsid="00af5c84"/>
    </style:style>
    <style:style style:name="T131" style:family="text">
      <style:text-properties officeooo:rsid="00b12640"/>
    </style:style>
    <style:style style:name="T132" style:family="text">
      <style:text-properties officeooo:rsid="00b21ab3"/>
    </style:style>
    <style:style style:name="T133" style:family="text">
      <style:text-properties officeooo:rsid="00b6a243"/>
    </style:style>
    <style:style style:name="T134" style:family="text">
      <style:text-properties officeooo:rsid="00b77cae"/>
    </style:style>
    <style:style style:name="T135" style:family="text">
      <style:text-properties officeooo:rsid="00b97d3f"/>
    </style:style>
    <style:style style:name="T136" style:family="text">
      <style:text-properties officeooo:rsid="00bb24c1"/>
    </style:style>
    <style:style style:name="T137" style:family="text">
      <style:text-properties style:font-name="Liberation Sans1" fo:font-size="10pt"/>
    </style:style>
    <style:style style:name="T138" style:family="text">
      <style:text-properties style:font-name="Liberation Sans1" fo:font-size="10pt" officeooo:rsid="00bcd51e"/>
    </style:style>
    <style:style style:name="T139" style:family="text">
      <style:text-properties style:font-name="Liberation Sans1" fo:font-size="10pt" officeooo:rsid="00be908d"/>
    </style:style>
    <style:style style:name="T140" style:family="text">
      <style:text-properties style:font-name="Liberation Sans1" fo:font-size="10pt" officeooo:rsid="00c69ce5" style:font-size-asian="12pt" style:font-name-complex="Lucida Sans1"/>
    </style:style>
    <style:style style:name="T141" style:family="text">
      <style:text-properties style:font-name="Liberation Sans1" fo:font-size="10pt" officeooo:rsid="00c8a40a" fo:background-color="transparent" loext:char-shading-value="0" style:font-size-asian="12pt" style:font-name-complex="Lucida Sans1"/>
    </style:style>
    <style:style style:name="T142" style:family="text">
      <style:text-properties style:font-name="Liberation Sans1" fo:font-size="10pt" officeooo:rsid="00c3c3bd" fo:background-color="transparent" loext:char-shading-value="0" style:font-size-asian="12pt" style:font-name-complex="Lucida Sans1"/>
    </style:style>
    <style:style style:name="T143" style:family="text">
      <style:text-properties style:font-name="Liberation Sans1" fo:font-size="10pt" officeooo:rsid="00d971ba" fo:background-color="transparent" loext:char-shading-value="0" style:font-size-asian="12pt" style:font-name-complex="Lucida Sans1"/>
    </style:style>
    <style:style style:name="T144" style:family="text">
      <style:text-properties style:font-name="Liberation Sans1" fo:font-size="10pt" officeooo:rsid="00e34a8e" fo:background-color="transparent" loext:char-shading-value="0" style:font-size-asian="12pt" style:font-name-complex="Lucida Sans1"/>
    </style:style>
    <style:style style:name="T145" style:family="text">
      <style:text-properties officeooo:rsid="00bcd51e"/>
    </style:style>
    <style:style style:name="T146" style:family="text">
      <style:text-properties officeooo:rsid="00bf8f15"/>
    </style:style>
    <style:style style:name="T147" style:family="text">
      <style:text-properties officeooo:rsid="00c11a2c"/>
    </style:style>
    <style:style style:name="T148" style:family="text">
      <style:text-properties officeooo:rsid="00c270ab"/>
    </style:style>
    <style:style style:name="T149" style:family="text">
      <style:text-properties fo:font-style="normal" style:font-style-asian="normal" style:font-style-complex="normal"/>
    </style:style>
    <style:style style:name="T150" style:family="text">
      <style:text-properties fo:font-style="normal" officeooo:rsid="00c270ab" style:font-style-asian="normal" style:font-style-complex="normal"/>
    </style:style>
    <style:style style:name="T151" style:family="text">
      <style:text-properties officeooo:rsid="00c2ff3c"/>
    </style:style>
    <style:style style:name="T152" style:family="text">
      <style:text-properties officeooo:rsid="00c4c745"/>
    </style:style>
    <style:style style:name="T153" style:family="text">
      <style:text-properties officeooo:rsid="00c69ce5"/>
    </style:style>
    <style:style style:name="T154" style:family="text">
      <style:text-properties officeooo:rsid="00c80b11"/>
    </style:style>
    <style:style style:name="T155" style:family="text">
      <style:text-properties officeooo:rsid="00cade3a"/>
    </style:style>
    <style:style style:name="T156" style:family="text">
      <style:text-properties officeooo:rsid="00ce0d91"/>
    </style:style>
    <style:style style:name="T157" style:family="text">
      <style:text-properties officeooo:rsid="00cec3fb"/>
    </style:style>
    <style:style style:name="T158" style:family="text">
      <style:text-properties officeooo:rsid="00cfc32b"/>
    </style:style>
    <style:style style:name="T159" style:family="text">
      <style:text-properties officeooo:rsid="00d6a06d"/>
    </style:style>
    <style:style style:name="T160" style:family="text">
      <style:text-properties officeooo:rsid="00d6c483"/>
    </style:style>
    <style:style style:name="T161" style:family="text">
      <style:text-properties officeooo:rsid="00d7dab5"/>
    </style:style>
    <style:style style:name="T162" style:family="text">
      <style:text-properties officeooo:rsid="00d91728"/>
    </style:style>
    <style:style style:name="T163" style:family="text">
      <style:text-properties officeooo:rsid="00d971ba"/>
    </style:style>
    <style:style style:name="T164" style:family="text">
      <style:text-properties officeooo:rsid="00e13499"/>
    </style:style>
    <style:style style:name="T165" style:family="text">
      <style:text-properties officeooo:rsid="00e54026"/>
    </style:style>
    <style:style style:name="T166"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de" fo:country="CH"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mm" fo:margin-right="0mm" fo:margin-top="0mm" fo:margin-bottom="0mm" style:vertical-pos="from-top" style:vertical-rel="paragraph" style:horizontal-pos="from-left" style:horizontal-rel="paragraph" fo:background-color="transparent" draw:fill="none" draw:fill-color="#ffffff" fo:padding="0mm" fo:border="none" style:mirror="none" fo:clip="rect(0mm, 0mm, 0mm, 0m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9.84mm" fo:text-indent="-6.35mm" fo:margin-left="9.84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19mm" fo:text-indent="-6.35mm" fo:margin-left="16.19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54mm" fo:text-indent="-6.35mm" fo:margin-left="2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89mm" fo:text-indent="-6.35mm" fo:margin-left="28.89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24mm" fo:text-indent="-6.35mm" fo:margin-left="35.24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59mm" fo:text-indent="-6.35mm" fo:margin-left="41.59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94mm" fo:text-indent="-6.35mm" fo:margin-left="47.94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4.29mm" fo:text-indent="-6.35mm" fo:margin-left="54.29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64mm" fo:text-indent="-6.35mm" fo:margin-left="60.64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99mm" fo:text-indent="-6.35mm" fo:margin-left="66.99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9.84mm" fo:text-indent="-6.35mm" fo:margin-left="9.84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19mm" fo:text-indent="-6.35mm" fo:margin-left="16.19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54mm" fo:text-indent="-6.35mm" fo:margin-left="2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89mm" fo:text-indent="-6.35mm" fo:margin-left="28.89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24mm" fo:text-indent="-6.35mm" fo:margin-left="35.24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59mm" fo:text-indent="-6.35mm" fo:margin-left="41.59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94mm" fo:text-indent="-6.35mm" fo:margin-left="47.94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4.29mm" fo:text-indent="-6.35mm" fo:margin-left="54.29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64mm" fo:text-indent="-6.35mm" fo:margin-left="60.64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99mm" fo:text-indent="-6.35mm" fo:margin-left="66.99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9.84mm" fo:text-indent="-6.35mm" fo:margin-left="9.8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19mm" fo:text-indent="-6.35mm" fo:margin-left="16.19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2.54mm" fo:text-indent="-6.35mm" fo:margin-left="2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89mm" fo:text-indent="-6.35mm" fo:margin-left="28.89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24mm" fo:text-indent="-6.35mm" fo:margin-left="35.2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1.59mm" fo:text-indent="-6.35mm" fo:margin-left="41.59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7.94mm" fo:text-indent="-6.35mm" fo:margin-left="47.94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4.29mm" fo:text-indent="-6.35mm" fo:margin-left="54.29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0.64mm" fo:text-indent="-6.35mm" fo:margin-left="60.64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6.99mm" fo:text-indent="-6.35mm" fo:margin-left="66.99m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9.84mm" fo:text-indent="-6.35mm" fo:margin-left="9.84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19mm" fo:text-indent="-6.35mm" fo:margin-left="16.19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54mm" fo:text-indent="-6.35mm" fo:margin-left="2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89mm" fo:text-indent="-6.35mm" fo:margin-left="28.89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24mm" fo:text-indent="-6.35mm" fo:margin-left="35.24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59mm" fo:text-indent="-6.35mm" fo:margin-left="41.59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94mm" fo:text-indent="-6.35mm" fo:margin-left="47.94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4.29mm" fo:text-indent="-6.35mm" fo:margin-left="54.29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64mm" fo:text-indent="-6.35mm" fo:margin-left="60.64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99mm" fo:text-indent="-6.35mm" fo:margin-left="66.99mm"/>
        </style:list-level-properties>
      </text:list-level-style-bullet>
    </text:list-style>
  </office:automatic-styles>
  <office:body>
    <office:text text:use-soft-page-breaks="true">
      <text:tracked-changes text:track-changes="false">
        <text:changed-region xml:id="ct2618764154976" text:id="ct2618764154976">
          <text:insertion>
            <office:change-info>
              <dc:creator>Unknown Author</dc:creator>
              <dc:date>2022-05-08T17:52:5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 text:outline-level="1">Bring</text:h>
      <text:list xml:id="list1025291798" text:style-name="L1">
        <text:list-item>
          <text:p text:style-name="P50"><text:span text:style-name="T73">spare tablets, </text:span><text:span text:style-name="T105">tablet with pen if possible, (old device)</text:span></text:p>
        </text:list-item>
        <text:list-item>
          <text:p text:style-name="P62"><text:span text:style-name="T105">G</text:span>NSS device</text:p>
        </text:list-item>
        <text:list-item>
          <text:p text:style-name="P52">power strip</text:p>
        </text:list-item>
        <text:list-item>
          <text:p text:style-name="P51">charging cable <text:span text:style-name="T105">n</text:span><text:span text:style-name="T163">ote</text:span><text:span text:style-name="T105">b</text:span><text:span text:style-name="T163">ook</text:span><text:span text:style-name="T105">, devices</text:span></text:p>
        </text:list-item>
        <text:list-item>
          <text:p text:style-name="P53">personal notes (this document printed)</text:p>
        </text:list-item>
        <text:list-item>
          <text:p text:style-name="P53"><text:span text:style-name="T44">(</text:span><text:span text:style-name="T14">printout</text:span> exercise for participants<text:span text:style-name="T162">)</text:span></text:p>
        </text:list-item>
        <text:list-item>
          <text:p text:style-name="P61">stickers</text:p>
        </text:list-item>
      </text:list>
      <text:h text:style-name="P35" text:outline-level="1">Prepare <text:span text:style-name="T133">for ws</text:span></text:h>
      <text:list xml:id="list2117162341" text:style-name="L2">
        <text:list-item>
          <text:p text:style-name="P54"><text:span text:style-name="T73">google </text:span><text:span text:style-name="T15">meet</text:span> <text:span text:style-name="T15">with </text:span><text:span text:style-name="T16">demo-</text:span>tablet</text:p>
        </text:list-item>
        <text:list-item>
          <text:p text:style-name="P55">QField ready on demo-tablet </text:p>
        </text:list-item>
        <text:list-item>
          <text:p text:style-name="P56"><text:span text:style-name="T105">create </text:span>hotspot / <text:span text:style-name="T163">ensure </text:span><text:span text:style-name="T105">access to internet somehow (teacher and participants)</text:span></text:p>
        </text:list-item>
        <text:list-item>
          <text:p text:style-name="P59">gpx <text:span text:style-name="T105">and other files </text:span><text:span text:style-name="T15">on device for demos </text:span><text:span text:style-name="T16">(QField can open it yeah) --&gt;</text:span></text:p>
        </text:list-item>
        <text:list-item>
          <text:p text:style-name="P60"><text:span text:style-name="T45">piece of paper</text:span><text:span text:style-name="T14"> or sth </text:span><text:span text:style-name="T45">digital</text:span><text:span text:style-name="T14"> where participants can share their @cloud_username </text:span><text:span text:style-name="T45">with us <text:s/>→ </text:span><text:span text:style-name="T46">ivan</text:span></text:p>
        </text:list-item>
      </text:list>
      <text:h text:style-name="P35" text:outline-level="1">Program</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
          </table:table-cell>
          <table:table-cell table:style-name="Table1.A1" office:value-type="string">
            <text:p text:style-name="P29">min</text:p>
          </table:table-cell>
          <table:table-cell table:style-name="Table1.A1" office:value-type="string">
            <text:p text:style-name="P24"><text:span text:style-name="T66">s</text:span>tart </text:p>
          </table:table-cell>
          <table:table-cell table:style-name="Table1.D1" office:value-type="string">
            <text:p text:style-name="P24">end</text:p>
          </table:table-cell>
        </table:table-row>
        <table:table-row table:style-name="Table1.1">
          <table:table-cell table:style-name="Table1.A2" office:value-type="string">
            <text:p text:style-name="P7"><text:span text:style-name="T14">W</text:span>elcome</text:p>
            <text:list xml:id="list1460667847" text:style-name="L3">
              <text:list-item>
                <text:p text:style-name="P57">About us, <text:span text:style-name="T106">OPENGIS.ch</text:span></text:p>
              </text:list-item>
              <text:list-item>
                <text:p text:style-name="P57">→ please register @ QFC</text:p>
              </text:list-item>
              <text:list-item>
                <text:p text:style-name="P57">→ please Download QField<text:span text:style-name="T74"> </text:span></text:p>
              </text:list-item>
            </text:list>
          </table:table-cell>
          <table:table-cell table:style-name="Table1.A2" office:value-type="string">
            <text:p text:style-name="P21"><text:span text:style-name="T60">15</text:span><text:span text:style-name="T130"> <text:s/></text:span></text:p>
          </table:table-cell>
          <table:table-cell table:style-name="Table1.A2" office:value-type="string">
            <text:p text:style-name="P24">14.00</text:p>
          </table:table-cell>
          <table:table-cell table:style-name="Table1.D2" office:value-type="string">
            <text:p text:style-name="P24">14.<text:span text:style-name="T60">15</text:span></text:p>
          </table:table-cell>
        </table:table-row>
        <table:table-row table:style-name="Table1.1">
          <table:table-cell table:style-name="Table1.A2" office:value-type="string">
            <text:p text:style-name="P4">About QField <text:s/><text:span text:style-name="T132">(presentation)</text:span></text:p>
          </table:table-cell>
          <table:table-cell table:style-name="Table1.A2" office:value-type="string">
            <text:p text:style-name="P25"><text:span text:style-name="T132">3</text:span>0</text:p>
          </table:table-cell>
          <table:table-cell table:style-name="Table1.A2" office:value-type="string">
            <text:p text:style-name="P28"/>
          </table:table-cell>
          <table:table-cell table:style-name="Table1.D2" office:value-type="string">
            <text:p text:style-name="P22"/>
          </table:table-cell>
        </table:table-row>
        <table:table-row table:style-name="Table1.1">
          <table:table-cell table:style-name="Table1.A2" office:value-type="string">
            <text:p text:style-name="P5">Configuration in QGIS (demo)</text:p>
          </table:table-cell>
          <table:table-cell table:style-name="Table1.A2" office:value-type="string">
            <text:p text:style-name="P26">40</text:p>
          </table:table-cell>
          <table:table-cell table:style-name="Table1.A2" office:value-type="string">
            <text:p text:style-name="P27"/>
          </table:table-cell>
          <table:table-cell table:style-name="Table1.D2" office:value-type="string">
            <text:p text:style-name="P24"/>
          </table:table-cell>
        </table:table-row>
        <table:table-row table:style-name="Table1.1">
          <table:table-cell table:style-name="Table1.A2" office:value-type="string">
            <text:p text:style-name="P3"><text:span text:style-name="T132">QFieldCloud</text:span> <text:span text:style-name="T132">(demo)</text:span></text:p>
          </table:table-cell>
          <table:table-cell table:style-name="Table1.A2" office:value-type="string">
            <text:p text:style-name="P26">10</text:p>
          </table:table-cell>
          <table:table-cell table:style-name="Table1.A2" office:value-type="string">
            <text:p text:style-name="P27"/>
          </table:table-cell>
          <table:table-cell table:style-name="Table1.D2" office:value-type="string">
            <text:p text:style-name="P144"/>
          </table:table-cell>
        </table:table-row>
        <table:table-row table:style-name="Table1.1">
          <table:table-cell table:style-name="Table1.A2" office:value-type="string">
            <text:p text:style-name="P5">Working wit<text:span text:style-name="T164">h</text:span> QField (demo)</text:p>
          </table:table-cell>
          <table:table-cell table:style-name="Table1.A2" office:value-type="string">
            <text:p text:style-name="P27">15</text:p>
          </table:table-cell>
          <table:table-cell table:style-name="Table1.A2" office:value-type="string">
            <text:p text:style-name="P21"/>
          </table:table-cell>
          <table:table-cell table:style-name="Table1.D2" office:value-type="string">
            <text:p text:style-name="P26">16.00</text:p>
          </table:table-cell>
        </table:table-row>
        <table:table-row table:style-name="Table1.1">
          <table:table-cell table:style-name="Table1.A2" office:value-type="string">
            <text:p text:style-name="P6">BREAK</text:p>
          </table:table-cell>
          <table:table-cell table:style-name="Table1.A2" office:value-type="string">
            <text:p text:style-name="P30">20</text:p>
          </table:table-cell>
          <table:table-cell table:style-name="Table1.A2" office:value-type="string">
            <text:p text:style-name="P30">16.00</text:p>
          </table:table-cell>
          <table:table-cell table:style-name="Table1.D2" office:value-type="string">
            <text:p text:style-name="P27"/>
          </table:table-cell>
        </table:table-row>
        <table:table-row table:style-name="Table1.1">
          <table:table-cell table:style-name="Table1.A2" office:value-type="string">
            <text:p text:style-name="P58">Let's Play (exercise)</text:p>
          </table:table-cell>
          <table:table-cell table:style-name="Table1.A2" office:value-type="string">
            <text:p text:style-name="P27">30</text:p>
          </table:table-cell>
          <table:table-cell table:style-name="Table1.A2" office:value-type="string">
            <text:p text:style-name="P27">16.20</text:p>
          </table:table-cell>
          <table:table-cell table:style-name="Table1.D2" office:value-type="string">
            <text:p text:style-name="P27"/>
          </table:table-cell>
        </table:table-row>
        <table:table-row table:style-name="Table1.1">
          <table:table-cell table:style-name="Table1.A2" office:value-type="string">
            <text:p text:style-name="P3"><text:span text:style-name="T38">Syncronisation (demo / exercise)</text:span> </text:p>
          </table:table-cell>
          <table:table-cell table:style-name="Table1.A2" office:value-type="string">
            <text:p text:style-name="P27">15</text:p>
          </table:table-cell>
          <table:table-cell table:style-name="Table1.A2" office:value-type="string">
            <text:p text:style-name="P27">17.00</text:p>
          </table:table-cell>
          <table:table-cell table:style-name="Table1.D2" office:value-type="string">
            <text:p text:style-name="P27"/>
          </table:table-cell>
        </table:table-row>
        <table:table-row table:style-name="Table1.1">
          <table:table-cell table:style-name="Table1.A2" office:value-type="string">
            <text:p text:style-name="P8"><text:span text:style-name="T38">More QField Features (demo)</text:span><text:span text:style-name="T73"> </text:span></text:p>
          </table:table-cell>
          <table:table-cell table:style-name="Table1.A2" office:value-type="string">
            <text:p text:style-name="P27">30</text:p>
          </table:table-cell>
          <table:table-cell table:style-name="Table1.A2" office:value-type="string">
            <text:p text:style-name="P27">17.15</text:p>
          </table:table-cell>
          <table:table-cell table:style-name="Table1.D2" office:value-type="string">
            <text:p text:style-name="P26"/>
          </table:table-cell>
        </table:table-row>
        <table:table-row table:style-name="Table1.1">
          <table:table-cell table:style-name="Table1.A2" office:value-type="string">
            <text:p text:style-name="P3">End of course, <text:span text:style-name="T131">questions, conclusion</text:span></text:p>
          </table:table-cell>
          <table:table-cell table:style-name="Table1.A2" office:value-type="string">
            <text:p text:style-name="P21">15</text:p>
          </table:table-cell>
          <table:table-cell table:style-name="Table1.A2" office:value-type="string">
            <text:p text:style-name="P23">17.45 </text:p>
          </table:table-cell>
          <table:table-cell table:style-name="Table1.D2" office:value-type="string">
            <text:p text:style-name="P22"><text:span text:style-name="T131">1</text:span>8.00</text:p>
          </table:table-cell>
        </table:table-row>
      </table:table>
      <text:p text:style-name="P3"><text:tab/></text:p>
      <text:h text:style-name="P37" text:outline-level="1"><text:soft-page-break/>Preparation <text:span text:style-name="T133">(participant</text:span><text:span text:style-name="T109">s</text:span><text:span text:style-name="T133">)</text:span></text:h>
      <text:p text:style-name="P19">- <text:span text:style-name="T98">QField install/ update</text:span></text:p>
      <text:p text:style-name="P20">- <text:span text:style-name="T104">register on QfieldCloud</text:span></text:p>
      <text:p text:style-name="P20"><text:span text:style-name="T62">- </text:span><text:span text:style-name="T135">tell us your </text:span><text:span text:style-name="T136">QFCloud </text:span><text:span text:style-name="T135">username </text:span></text:p>
      <text:h text:style-name="Heading_20_1" text:outline-level="1"><text:span text:style-name="T61">s</text:span><text:span text:style-name="T13">ome blabla befor</text:span><text:span text:style-name="T65">e</text:span><text:span text:style-name="T13"> starting</text:span></text:h>
      <text:p text:style-name="Text_20_body"><text:span text:style-name="T81">"</text:span><text:span text:style-name="T82">T</text:span><text:span text:style-name="T81">he focus of this workshop is on QField, so we will rush through the most important configuration possibilities here in QGIS". Even so we won't come through to see all functionalities QField has to offer, and Q</text:span><text:span text:style-name="T83">F</text:span><text:span text:style-name="T81">ieldCloud anyway. </text:span><text:span text:style-name="T83">"</text:span></text:p>
      <text:p text:style-name="P31">"<text:span text:style-name="T139">We start with making together </text:span>a <text:span text:style-name="T145">really </text:span><text:span text:style-name="T138">simple</text:span> <text:span text:style-name="T138">project</text:span> for <text:span text:style-name="T145">collecting data about</text:span><text:span text:style-name="T137"> </text:span><text:span text:style-name="T138">G</text:span><text:span text:style-name="T137">elaterias.</text:span><text:span text:style-name="T138">The aim is to show the basics on how to start with a project for QField." </text:span></text:p>
      <text:p text:style-name="P32"><text:span text:style-name="T138">"</text:span><text:span text:style-name="T145">T</text:span>hen we'll move on to <text:span text:style-name="T145">our ready to use</text:span> project <text:span text:style-name="T145">about beekeepin</text:span><text:span text:style-name="T146">g. In there we'll see more advanced configurations for QField" . </text:span></text:p>
      <text:h text:style-name="P43" text:outline-level="1">QGIS<text:span text:style-name="T125"> </text:span></text:h>
      <text:h text:style-name="P47" text:outline-level="2">Gelateria project</text:h>
      <text:p text:style-name="P33"><text:span text:style-name="T154">"</text:span>We prepare a simple gelateria Q<text:span text:style-name="T163">F</text:span>ield project where we can collect onsite informations <text:span text:style-name="T163">about the gelaterias</text:span></text:p>
      <text:list xml:id="list3072279428" text:style-name="L4">
        <text:list-item>
          <text:p text:style-name="P146"><text:span text:style-name="T163">o</text:span>pen<text:span text:style-name="T147"> </text:span><text:span text:style-name="T163">(</text:span><text:span text:style-name="T147">empty</text:span><text:span text:style-name="T163">)</text:span> project </text:p>
        </text:list-item>
      </text:list>
      <text:list xml:id="list2979010263" text:style-name="L5">
        <text:list-item>
          <text:p text:style-name="P63">add <text:span text:style-name="T147">basemap: for example</text:span></text:p>
        </text:list-item>
        <text:list-item>
          <text:p text:style-name="P64">add new layer</text:p>
        </text:list-item>
      </text:list>
      <text:list xml:id="list373564401" text:style-name="L6">
        <text:list-item>
          <text:list>
            <text:list-item>
              <text:p text:style-name="P65"><text:span text:style-name="T10">name</text:span> </text:p>
            </text:list-item>
            <text:list-item>
              <text:p text:style-name="P65"><text:span text:style-name="T10">last_visited</text:span> (date)</text:p>
            </text:list-item>
            <text:list-item>
              <text:p text:style-name="P65"><text:span text:style-name="T10">flavours</text:span> <text:s/>(→ int, nr of flavours)</text:p>
            </text:list-item>
            <text:list-item>
              <text:p text:style-name="P65"><text:span text:style-name="T10">rating</text:span> (int) (1 delicious 2 ok 3 not recommendable)</text:p>
            </text:list-item>
            <text:list-item>
              <text:p text:style-name="P65"><office:annotation office:name="__Annotation__27281_3125504167" loext:resolved="false"><dc:creator>Unknown Author</dc:creator><dc:date>2022-08-20T10:08:52.762000000</dc:date><text:p text:style-name="P151"><text:span text:style-name="T166">Too much</text:span></text:p></office:annotation>(remark)</text:p>
            </text:list-item>
            <text:list-item>
              <text:p text:style-name="P65">(distance <text:s/>( from home, calc. )</text:p>
            </text:list-item>
            <text:list-item>
              <text:p text:style-name="P65">(reporter (<text:span text:style-name="T94">→@cloud_n</text:span><office:annotation-end office:name="__Annotation__27281_3125504167"/><text:span text:style-name="T94">ame) </text:span><text:span text:style-name="T151">)</text:span></text:p>
            </text:list-item>
          </text:list>
        </text:list-item>
      </text:list>
      <text:list xml:id="list3217774761" text:style-name="L7">
        <text:list-item>
          <text:list>
            <text:list-header>
              <text:p text:style-name="P136"/>
            </text:list-header>
          </text:list>
        </text:list-item>
      </text:list>
      <text:p text:style-name="P11"><text:tab/><text:span text:style-name="T149">! <text:s/></text:span><text:span text:style-name="T150">all layers and the project should have the same CRS !</text:span></text:p>
      <text:p text:style-name="P12"><text:tab/>! <text:s/><text:span text:style-name="T148">put project and data together in a folder with nothing but </text:span><text:span text:style-name="T154">the</text:span><text:span text:style-name="T148"> project files for that specific QField project !</text:span></text:p>
      <text:p text:style-name="P12"><text:tab/></text:p>
      <text:list xml:id="list1936299490" text:style-name="L8">
        <text:list-item>
          <text:p text:style-name="P66"><text:span text:style-name="T141">Sim</text:span><text:span text:style-name="T142">ple symbol: </text:span><text:span text:style-name="T141">point marker or animated gelato gif </text:span><text:span text:style-name="T143">if</text:span><text:span text:style-name="T141"> </text:span><text:span text:style-name="T144">coincidentally available </text:span><text:span text:style-name="T141">:-)</text:span></text:p>
        </text:list-item>
        <text:list-item>
          <text:p text:style-name="P67"><text:span text:style-name="T152">make </text:span><text:span text:style-name="T140">first</text:span><text:span text:style-name="T153"> gelateria entry and show autom. </text:span><text:span text:style-name="T140">at</text:span><text:span text:style-name="T153">tribute </text:span><text:span text:style-name="T91">form</text:span></text:p>
          <text:p text:style-name="P67"><text:span text:style-name="T123"><text:s/></text:span><text:span text:style-name="T124">"</text:span><text:span text:style-name="T118">like this it would be cumbersome</text:span><text:span text:style-name="T119"> </text:span><text:span text:style-name="T118">to put in data in your mobile device. </text:span><text:span text:style-name="T120">Imagine you're not standing in a queue for a gelato but for another fieldwork somewhere kneedeep in the mud and it's raining and you're cold. <text:s/></text:span><text:span text:style-name="T118">I'm sure i would make some typing errors </text:span><text:span text:style-name="T120">with this kind of attribute form. </text:span><text:span text:style-name="T121">Let's improve it</text:span><text:span text:style-name="T120">"</text:span></text:p>
        </text:list-item>
      </text:list>
      <text:list xml:id="list2128083260" text:style-name="L9">
        <text:list-item>
          <text:p text:style-name="P70">drag'n'drop <text:span text:style-name="T19">c</text:span>onfig. <text:s/>.. </text:p>
        </text:list-item>
        <text:list-item>
          <text:p text:style-name="P70"><text:span text:style-name="T57">Label </text:span><text:span text:style-name="T40">name</text:span></text:p>
        </text:list-item>
        <text:list-item>
          <text:p text:style-name="P71"><text:soft-page-break/><text:span text:style-name="T84">test </text:span><text:span text:style-name="T85">i</text:span><text:span text:style-name="T86">t </text:span><text:span text:style-name="T87">in QGIS</text:span></text:p>
        </text:list-item>
      </text:list>
      <text:h text:style-name="P42" text:outline-level="1">Sync</text:h>
      <text:p text:style-name="P150"><text:span text:style-name="T117">(note: the idea here is to just push the project to the cloud and download, open it on mobile device. It's so eays <text:s/>:-) Not showing the browser app at this point)</text:span></text:p>
      <text:list xml:id="list2737775217" text:style-name="L11">
        <text:list-item>
          <text:p text:style-name="P114">QFS Plugin <text:span text:style-name="T17">find</text:span>, <text:span text:style-name="T74">install/</text:span><text:span text:style-name="T17">update</text:span></text:p>
        </text:list-item>
        <text:list-item>
          <text:p text:style-name="P114">save proje<text:span text:style-name="T26">c</text:span>t </text:p>
        </text:list-item>
        <text:list-item>
          <text:p text:style-name="P114"><text:span text:style-name="T26">show how a new project is created </text:span></text:p>
        </text:list-item>
        <text:list-item>
          <text:p text:style-name="P133"><text:span text:style-name="T117">sync </text:span></text:p>
        </text:list-item>
      </text:list>
      <text:h text:style-name="P44" text:outline-level="1"><text:span text:style-name="T128">QField</text:span></text:h>
      <text:p text:style-name="Text_20_body">Open, <text:span text:style-name="T165">downlload, try out .. (we first show how)</text:span></text:p>
      <text:p text:style-name="P135"><text:span text:style-name="T117"/></text:p>
      <text:h text:style-name="Heading_20_1" text:outline-level="1">Apiary project</text:h>
      <text:p text:style-name="P148">"<text:span text:style-name="T48">W</text:span>e already have <text:span text:style-name="T75">some </text:span>data + a qgs project ready. <text:span text:style-name="T74">This way we can focus on QField </text:span><text:span text:style-name="T129">without spending too much time with the configuration </text:span><text:span text:style-name="T134">but you can still see some useful possibilities</text:span>."</text:p>
      <text:p text:style-name="P149">demo: Download project from cloud</text:p>
      <text:list xml:id="list192779159" text:style-name="L10">
        <text:list-item>
          <text:p text:style-name="P77">explain where we are on <text:span text:style-name="T76">the</text:span> map</text:p>
        </text:list-item>
        <text:list-item>
          <text:p text:style-name="P96">"this is a demo project about apiary from us, <text:span text:style-name="T77">the use case and data are fictitious</text:span>"</text:p>
        </text:list-item>
        <text:list-item>
          <text:p text:style-name="P103"><text:span text:style-name="T17">which layers</text:span> Layer <text:span text:style-name="T17">are in the project</text:span>, <text:span text:style-name="T17">what kind of data are </text:span><text:span text:style-name="T18">they</text:span><text:span text:style-name="T17"> </text:span><text:s/>(ve<text:span text:style-name="T74">c</text:span>tor<text:span text:style-name="T17">s</text:span> GPKG, wmts, <text:span text:style-name="T17">vector tiles</text:span>, offlin<text:span text:style-name="T88">e-raster, <text:s/></text:span><text:span text:style-name="T90">COG</text:span><text:span text:style-name="T88">)</text:span></text:p>
        </text:list-item>
        <text:list-item>
          <text:p text:style-name="P73"><text:span text:style-name="T155">show </text:span>organisation of the data (all in one folder) </text:p>
          <text:list>
            <text:list-header>
              <text:p text:style-name="P104"/>
            </text:list-header>
          </text:list>
        </text:list-item>
      </text:list>
      <text:h text:style-name="P46" text:outline-level="2"><text:span text:style-name="T4">Layer "</text:span><text:span text:style-name="T114">Apiary"</text:span></text:h>
      <text:list xml:id="list81730834819231" text:continue-numbering="true" text:style-name="L10">
        <text:list-item>
          <text:list>
            <text:list-item>
              <text:p text:style-name="P105">Place <text:span text:style-name="T39">a</text:span> new hive, show <text:span text:style-name="T78">attribute form (example disease )</text:span></text:p>
            </text:list-item>
            <text:list-item>
              <text:p text:style-name="P106">show config</text:p>
              <text:p text:style-name="P107"><text:span text:style-name="T19"><text:s/>goal of the configuration</text:span><text:span text:style-name="T7"> </text:span></text:p>
              <text:list>
                <text:list-header>
                  <text:p text:style-name="P107"><text:span text:style-name="T7">-&gt;</text:span> <text:span text:style-name="T39">d</text:span><text:span text:style-name="T79">ata collection should be </text:span><text:span text:style-name="T80">as easy as possible</text:span><text:span text:style-name="T79"> for you and your </text:span><text:span text:style-name="T20">collaborators</text:span></text:p>
                  <text:p text:style-name="P108"><text:span text:style-name="T14">→ no one likes to correct mist</text:span><text:span text:style-name="T21">a</text:span><text:span text:style-name="T14">kes, neither their own nor those of others. so better prevent avoidable errors and be right from the start. </text:span><text:span text:style-name="T21">That's why we configure the attribute form</text:span></text:p>
                </text:list-header>
                <text:list-item>
                  <text:p text:style-name="P72"><text:span text:style-name="T22">constraints</text:span><text:span text:style-name="T14"> </text:span><text:span text:style-name="T23">(</text:span><text:span text:style-name="T22">soft/hard rules</text:span><text:span text:style-name="T23">)</text:span></text:p>
                </text:list-item>
                <text:list-item>
                  <text:p text:style-name="P74"><text:span text:style-name="T22">range</text:span> <text:s/></text:p>
                </text:list-item>
                <text:list-item>
                  <text:p text:style-name="P98">value relation</text:p>
                </text:list-item>
                <text:list-item>
                  <text:p text:style-name="P99">not editable</text:p>
                </text:list-item>
                <text:list-item>
                  <text:p text:style-name="P110"><text:span text:style-name="T50">default values</text:span><text:span text:style-name="T88"> </text:span><text:span text:style-name="T89">(@cloud_username, now(), overlay </text:span><text:span text:style-name="T51">municipality</text:span><text:span text:style-name="T89">)</text:span></text:p>
                </text:list-item>
                <text:list-item>
                  <text:p text:style-name="P111">entry dependent on other field <text:s/></text:p>
                </text:list-item>
                <text:list-item>
                  <text:p text:style-name="P75"><text:s/>n<text:span text:style-name="T24">ot shown </text:span><text:span text:style-name="T25">fid</text:span></text:p>
                </text:list-item>
                <text:list-item>
                  <text:p text:style-name="P74">(pdf/) / <text:span text:style-name="T95">photo integrate</text:span></text:p>
                </text:list-item>
              </text:list>
            </text:list-item>
            <text:list-item>
              <text:p text:style-name="P74"><text:soft-page-break/>Styling /Symbol <text:span text:style-name="T5">(</text:span><text:span text:style-name="T24">show briefly</text:span><text:span text:style-name="T5"> → </text:span><text:span text:style-name="T24">categories</text:span><text:span text:style-name="T6">, cluster</text:span><text:span text:style-name="T5">)</text:span></text:p>
            </text:list-item>
          </text:list>
        </text:list-item>
      </text:list>
      <text:h text:style-name="P46" text:outline-level="2"><text:span text:style-name="T111"><text:s/></text:span><text:s/>+ <text:span text:style-name="T111">Relation to table</text:span><text:span text:style-name="T112"> "</text:span><text:span text:style-name="T111">apiary reviews</text:span><text:span text:style-name="T112">"</text:span></text:h>
      <text:list xml:id="list81732366814484" text:continue-numbering="true" text:style-name="L10">
        <text:list-item>
          <text:list>
            <text:list-item>
              <text:p text:style-name="P112"><text:span text:style-name="T26">Show </text:span><text:span text:style-name="T21">A'form</text:span><text:span text:style-name="T26"> </text:span></text:p>
            </text:list-item>
            <text:list-item>
              <text:p text:style-name="P78">make a new review in an apiary</text:p>
            </text:list-item>
          </text:list>
        </text:list-item>
      </text:list>
      <text:h text:style-name="P48" text:outline-level="2">Layer "<text:span text:style-name="T111">Fields</text:span>": <text:s/><text:span text:style-name="T116">s</text:span><text:span text:style-name="T111">napping</text:span>, <text:span text:style-name="T111">avoid overlap</text:span></text:h>
      <text:h text:style-name="P49" text:outline-level="2">Theme<text:span text:style-name="T115">s </text:span><text:s/></text:h>
      <text:h text:style-name="Heading_20_1" text:outline-level="1"><text:span text:style-name="T117">Print </text:span><text:span text:style-name="T122">Lay</text:span><text:span text:style-name="T117">out</text:span></text:h>
      <text:p text:style-name="P147">Show, briefly explain</text:p>
      <text:h text:style-name="P35" text:outline-level="1">Sync</text:h>
      <text:list xml:id="list81732133966293" text:continue-list="list2737775217" text:style-name="L11">
        <text:list-item>
          <text:p text:style-name="P113">QFS Plugin <text:span text:style-name="T17">find</text:span>, <text:span text:style-name="T74">install/</text:span><text:span text:style-name="T17">update</text:span></text:p>
        </text:list-item>
        <text:list-item>
          <text:p text:style-name="P113">Q<text:span text:style-name="T7">FS</text:span> Settings → <text:span text:style-name="T96">set </text:span><text:span text:style-name="T3">"offline </text:span><text:span text:style-name="T26">editig</text:span><text:span text:style-name="T7">"</text:span></text:p>
        </text:list-item>
        <text:list-item>
          <text:p text:style-name="P113">save proje<text:span text:style-name="T26">c</text:span>t </text:p>
        </text:list-item>
        <text:list-item>
          <text:p text:style-name="P95">update project on cloud </text:p>
        </text:list-item>
        <text:list-item>
          <text:p text:style-name="P113">sync </text:p>
        </text:list-item>
      </text:list>
      <text:list xml:id="list3589739629" text:style-name="L12">
        <text:list-item>
          <text:list>
            <text:list-header>
              <text:p text:style-name="P137"/>
            </text:list-header>
          </text:list>
        </text:list-item>
      </text:list>
      <text:h text:style-name="P35" text:outline-level="1">app.qfield.cloud </text:h>
      <text:list xml:id="list493267407" text:style-name="L13">
        <text:list-item>
          <text:p text:style-name="P116"><text:span text:style-name="T27">a</text:span><text:span text:style-name="T70">pp.qfield.cloud <text:s text:c="2"/>(</text:span><text:span text:style-name="T28">to</text:span><text:span text:style-name="T70"> </text:span><text:span text:style-name="T99">f</text:span><text:span text:style-name="T70">lipchart</text:span><text:span text:style-name="T97">)</text:span></text:p>
        </text:list-item>
        <text:list-item>
          <text:p text:style-name="P117"><text:span text:style-name="T28">show my home</text:span>→ <text:span text:style-name="T28">diff.</text:span> <text:span text:style-name="T21">p</text:span><text:span text:style-name="T28">rojects – mine, shared, </text:span><text:span text:style-name="T21">organisation</text:span></text:p>
        </text:list-item>
        <text:list-item>
          <text:p text:style-name="P115"><text:span text:style-name="T39">add collaborators to team</text:span> </text:p>
        </text:list-item>
        <text:list-item>
          <text:p text:style-name="P79">roles</text:p>
        </text:list-item>
        <text:list-item>
          <text:p text:style-name="P80">explain <text:span text:style-name="T99">what</text:span> teams is for</text:p>
        </text:list-item>
      </text:list>
      <text:h text:style-name="P35" text:outline-level="1">Q<text:span text:style-name="T110">F</text:span>ield <text:s/><text:span text:style-name="T11">(1)</text:span></text:h>
      <text:list xml:id="list2000747217" text:style-name="L14">
        <text:list-item>
          <text:p text:style-name="P81">open</text:p>
        </text:list-item>
        <text:list-item>
          <text:p text:style-name="P118"><text:span text:style-name="T100">click on </text:span>Button QFC <text:span text:style-name="T29">p</text:span>roject<text:span text:style-name="T100">s</text:span> <text:s/>→ <text:span text:style-name="T29">sign up</text:span></text:p>
        </text:list-item>
        <text:list-item>
          <text:p text:style-name="P118">"<text:span text:style-name="T29">workshop_foss4g</text:span><text:span text:style-name="T9">" </text:span><text:span text:style-name="T29">click to</text:span><text:span text:style-name="T30"> </text:span><text:span text:style-name="T39">d</text:span><text:span text:style-name="T30">ownload</text:span></text:p>
        </text:list-item>
      </text:list>
      <text:list xml:id="list2324145206" text:style-name="L15">
        <text:list-item>
          <text:p text:style-name="P119"><text:s/>download <text:span text:style-name="T100">is </text:span><text:s/><text:span text:style-name="T29">finished</text:span> → <text:span text:style-name="T29">open</text:span></text:p>
        </text:list-item>
      </text:list>
      <text:h text:style-name="P38" text:outline-level="1">QField <text:s/>(<text:span text:style-name="T11">2 </text:span><text:span text:style-name="T107">demo</text:span>)<text:span text:style-name="T59"> </text:span></text:h>
      <text:list xml:id="list3698470376" text:style-name="L16">
        <text:list-header>
          <text:p text:style-name="P120">Minimalist UI</text:p>
        </text:list-header>
        <text:list-item>
          <text:p text:style-name="P121">Layer Panel</text:p>
          <text:list>
            <text:list-item>
              <text:p text:style-name="P121"><text:span text:style-name="T10">Theme</text:span><text:span text:style-name="T58">s</text:span> <text:span text:style-name="T12">( → </text:span><text:span text:style-name="T101">choose </text:span><text:span text:style-name="T41">s</text:span><text:span text:style-name="T101">pecies</text:span><text:span text:style-name="T12">)</text:span></text:p>
            </text:list-item>
            <text:list-item>
              <text:p text:style-name="P121"><text:span text:style-name="T10">LongPress </text:span><text:span text:style-name="T58">on</text:span><text:span text:style-name="T10"> Layer: </text:span><text:span text:style-name="T53">explain</text:span><text:span text:style-name="T12"> </text:span><text:span text:style-name="T102">options</text:span></text:p>
            </text:list-item>
            <text:list-item>
              <text:p text:style-name="P121"><text:soft-page-break/><text:s/>"<text:span text:style-name="T31">Fields</text:span>" &gt; <text:span text:style-name="T31">expand legend item</text:span></text:p>
            </text:list-item>
            <text:list-item>
              <text:p text:style-name="P121"><text:span text:style-name="T32">change </text:span><text:s/><text:span text:style-name="T32">basemap (→</text:span><text:span text:style-name="T49"> to ...</text:span></text:p>
            </text:list-item>
          </text:list>
        </text:list-item>
        <text:list-item>
          <text:p text:style-name="P122">&gt;edit mode</text:p>
          <text:p text:style-name="P138"/>
        </text:list-item>
        <text:list-item>
          <text:p text:style-name="P101">canvas follows location</text:p>
        </text:list-item>
        <text:list-item>
          <text:p text:style-name="P102">Coord cursor locker to position – unlocked <text:span text:style-name="T2">(in edit mode)</text:span></text:p>
        </text:list-item>
      </text:list>
      <text:p text:style-name="P15"/>
      <text:list xml:id="list81732366741558" text:continue-numbering="true" text:style-name="L16">
        <text:list-item>
          <text:p text:style-name="P82"><text:span text:style-name="T93">place a hive</text:span><text:span text:style-name="T92">, fill out for</text:span><text:span text:style-name="T93">m: general, picture</text:span></text:p>
        </text:list-item>
        <text:list-item>
          <text:p text:style-name="P123"><text:span text:style-name="T33">box remember last entered value -</text:span> <text:span text:style-name="T33">explain </text:span></text:p>
        </text:list-item>
        <text:list-item>
          <text:p text:style-name="P82"><text:span text:style-name="T160">add infection in</text:span> existing <text:span text:style-name="T160">hive</text:span></text:p>
          <text:p text:style-name="P83"/>
        </text:list-item>
        <text:list-item>
          <text:p text:style-name="P83">delete feature</text:p>
        </text:list-item>
        <text:list-item>
          <text:p text:style-name="P124"><text:span text:style-name="T34">explain other possibilities on long press on a featue entity</text:span> <text:span text:style-name="T68">(zoom to… </text:span><text:span text:style-name="T103">(not showing every thing yet</text:span><text:span text:style-name="T68"> </text:span><text:span text:style-name="T103">)</text:span></text:p>
          <text:p text:style-name="P125"/>
        </text:list-item>
        <text:list-item>
          <text:p text:style-name="P125">make a review </text:p>
          <text:p text:style-name="P125"/>
        </text:list-item>
        <text:list-item>
          <text:p text:style-name="P125">move a hive</text:p>
        </text:list-item>
        <text:list-item>
          <text:p text:style-name="P125"/>
        </text:list-item>
        <text:list-item>
          <text:p text:style-name="P125">split <text:span text:style-name="T14">polygon</text:span></text:p>
        </text:list-item>
        <text:list-item>
          <text:p text:style-name="P125">(reshape (only when freehand)</text:p>
        </text:list-item>
        <text:list-item>
          <text:p text:style-name="P125">(cut a hole)<office:annotation loext:resolved="false"><dc:creator>Unknown Author</dc:creator><dc:date>2022-08-20T01:12:36.189000000</dc:date><text:p text:style-name="P151"><text:span text:style-name="T166">Where's <text:s/>merge two polygons??</text:span></text:p></office:annotation></text:p>
        </text:list-item>
        <text:list-item>
          <text:p text:style-name="P125">–&gt; snapping and avoid overlap :-)</text:p>
        </text:list-item>
        <text:list-item>
          <text:p text:style-name="P125">(skip vertex tool for now, maybe come back later)</text:p>
        </text:list-item>
      </text:list>
      <text:p text:style-name="P14"/>
      <text:p text:style-name="P14"/>
      <text:p text:style-name="P14"/>
      <text:list xml:id="list81731695892532" text:continue-numbering="true" text:style-name="L16">
        <text:list-header>
          <text:p text:style-name="P142"/>
        </text:list-header>
        <text:list-item>
          <text:p text:style-name="P124"><text:span text:style-name="T10">Push changes</text:span> (<text:span text:style-name="T34">explain</text:span> <text:span text:style-name="T159">options</text:span>)</text:p>
        </text:list-item>
        <text:list-item>
          <text:p text:style-name="P84"><text:span text:style-name="T103">Settings</text:span>:</text:p>
          <text:list>
            <text:list-item>
              <text:p text:style-name="P85">General</text:p>
              <text:list>
                <text:list-item>
                  <text:p text:style-name="P86">recommended for small devices: maximise attribte form</text:p>
                </text:list-item>
              </text:list>
            </text:list-item>
            <text:list-item>
              <text:p text:style-name="P85">Positioning </text:p>
              <text:list>
                <text:list-item>
                  <text:p text:style-name="P85">show position information </text:p>
                </text:list-item>
              </text:list>
            </text:list-item>
          </text:list>
          <text:p text:style-name="P87">(not go into detail/not even mention other settings)</text:p>
        </text:list-item>
      </text:list>
      <text:list xml:id="list2346428011" text:style-name="L17">
        <text:list-header>
          <text:p text:style-name="P143"/>
        </text:list-header>
      </text:list>
      <text:h text:style-name="P35" text:outline-level="1">QField <text:span text:style-name="T108">Exercises </text:span><text:change-start text:change-id="ct2618764154976"/><text:span text:style-name="T69"><office:annotation loext:resolved="false"><dc:creator>Unknown Author</dc:creator><dc:date>2022-05-08T17:52:55.058000000</dc:date><text:p text:style-name="P151"><text:span text:style-name="T166"><text:s/></text:span><text:span text:style-name="T166">Printout for all participants/ show on <text:s/>second screen? .. </text:span></text:p></office:annotation></text:span><text:change-end text:change-id="ct2618764154976"/></text:h>
      <text:p text:style-name="P34"><text:span text:style-name="T54"><text:tab/>→ S</text:span><text:span text:style-name="T52">ee exercise.odt </text:span></text:p>
      <text:p text:style-name="P34">1.-3. let them play..</text:p>
      <text:p text:style-name="Text_20_body">4.: <text:s/><text:span text:style-name="T63">do together/ </text:span><text:span text:style-name="T64">demo</text:span><text:span text:style-name="T63"> </text:span><text:span text:style-name="T64">how it's done</text:span></text:p>
      <text:h text:style-name="P45" text:outline-level="1"><text:soft-page-break/>app.qfield.cloud<text:span text:style-name="T127"> </text:span></text:h>
      <text:list xml:id="list4249601358" text:style-name="L18">
        <text:list-item>
          <text:p text:style-name="P68">Files</text:p>
          <text:list>
            <text:list-item>
              <text:p text:style-name="P68"><text:span text:style-name="T42">new</text:span><text:span text:style-name="T35">: </text:span><text:span text:style-name="T42">DCIM</text:span> </text:p>
            </text:list-item>
            <text:list-item>
              <text:p text:style-name="P69">hier könnte man noch alte Versionen wieder herunterladen/ wiederherstellen</text:p>
            </text:list-item>
          </text:list>
        </text:list-item>
        <text:list-item>
          <text:p text:style-name="P68">Changes</text:p>
          <text:list>
            <text:list-item>
              <text:p text:style-name="P68"><text:s/><text:span text:style-name="T42">show 1 change</text:span><text:span text:style-name="T35"> </text:span><text:span text:style-name="T42">as exemple</text:span> </text:p>
            </text:list-item>
            <text:list-item>
              <text:p text:style-name="P68"><text:s/><text:span text:style-name="T42">show a conflict</text:span> </text:p>
            </text:list-item>
          </text:list>
        </text:list-item>
      </text:list>
      <text:h text:style-name="Heading_20_1" text:outline-level="1">Sync back <text:s/></text:h>
      <text:list xml:id="list81732401287265" text:continue-numbering="true" text:style-name="L18">
        <text:list-item>
          <text:p text:style-name="P127">Plugin → <text:span text:style-name="T42">check arrow direction</text:span> </text:p>
        </text:list-item>
        <text:list-item>
          <text:p text:style-name="P88"><text:span text:style-name="T156">show the changes </text:span><text:span text:style-name="T157">in QGIS</text:span>:</text:p>
        </text:list-item>
        <text:list-item>
          <text:p text:style-name="P139"><text:span text:style-name="T156">new apiaries</text:span> </text:p>
        </text:list-item>
        <text:list-item>
          <text:p text:style-name="P140"><text:span text:style-name="T56">new reviews</text:span><text:span text:style-name="T55"> </text:span><text:span text:style-name="T113"><text:line-break/></text:span></text:p>
        </text:list-item>
      </text:list>
      <text:h text:style-name="P39" text:outline-level="1">QField Features </text:h>
      <text:p text:style-name="P1">Live <text:span text:style-name="T157">demo</text:span> </text:p>
      <text:list xml:id="list1120756021" text:style-name="L19">
        <text:list-item>
          <text:p text:style-name="P128">print <text:span text:style-name="T129">layout</text:span></text:p>
        </text:list-item>
        <text:list-item>
          <text:p text:style-name="P128"><text:span text:style-name="T129">print </text:span>atlas → <text:span text:style-name="T157">l</text:span><text:span text:style-name="T71">ayer </text:span><text:span text:style-name="T43">fields</text:span><text:span text:style-name="T71"> </text:span></text:p>
        </text:list-item>
        <text:list-item>
          <text:p text:style-name="P129">Pos<text:span text:style-name="T72">i</text:span>tioning </text:p>
          <text:list>
            <text:list-item>
              <text:p text:style-name="P89">show position information</text:p>
            </text:list-item>
            <text:list-item>
              <text:p text:style-name="P89">accuracy indicator</text:p>
            </text:list-item>
          </text:list>
        </text:list-item>
        <text:list-item>
          <text:p text:style-name="P130"><text:span text:style-name="T43">Navigate</text:span><text:span text:style-name="T37"> </text:span><text:span text:style-name="T43">to </text:span><text:span text:style-name="T47">feature, </text:span></text:p>
        </text:list-item>
        <text:list-item>
          <text:p text:style-name="P132"><text:span text:style-name="T14">Navigat to destination (longpress on canvas</text:span></text:p>
        </text:list-item>
        <text:list-item>
          <text:p text:style-name="P129"><text:span text:style-name="T36">B</text:span>ookmarks <text:s/><text:span text:style-name="T158">(hint: show bookmarks in settings)</text:span></text:p>
        </text:list-item>
        <text:list-item>
          <text:p text:style-name="P90">measuring tool </text:p>
        </text:list-item>
        <text:list-item>
          <text:p text:style-name="P91"><text:span text:style-name="T1">geo.pdf, , </text:span><text:span text:style-name="T67">gpx </text:span><text:span text:style-name="T158">open</text:span><text:span text:style-name="T67"> ,… </text:span></text:p>
        </text:list-item>
        <text:list-item>
          <text:p text:style-name="P92"><text:span text:style-name="T161">t</text:span>opological editing</text:p>
        </text:list-item>
        <text:list-item>
          <text:p text:style-name="P93">(pair with GNSS device)</text:p>
        </text:list-item>
        <text:list-item>
          <text:p text:style-name="P94">multiple edit</text:p>
        </text:list-item>
        <text:list-item>
          <text:p text:style-name="P94">...</text:p>
        </text:list-item>
      </text:list>
      <text:p text:style-name="P10">Video </text:p>
      <text:list xml:id="list81731251621579" text:continue-numbering="true" text:style-name="L19">
        <text:list-item>
          <text:p text:style-name="P100">Freehand drawing</text:p>
          <text:p text:style-name="P134"><text:a xlink:type="simple" xlink:href="https://qfield.org/docs/fieldwork/digitize.html#freehand-digitizing" text:style-name="Internet_20_link" text:visited-style-name="Visited_20_Internet_20_Link"><text:span text:style-name="T126">https://qfield.org/docs/fieldwork/digitize.html#freehand-digitizing</text:span></text:a><text:span text:style-name="T126"> </text:span></text:p>
        </text:list-item>
        <text:list-item>
          <text:p text:style-name="P76">Line tracking </text:p>
          <text:p text:style-name="P76"><text:a xlink:type="simple" xlink:href="https://qfield.org/docs/fieldwork/track_lines_polygons.html?highlight=tracking#track-lines-and-polygons" text:style-name="Internet_20_link" text:visited-style-name="Visited_20_Internet_20_Link">https://qfield.org/docs/fieldwork/track_lines_polygons.html?highlight=tracking#track-lines-and-polygons</text:a></text:p>
        </text:list-item>
        <text:list-item>
          <text:p text:style-name="P76">...</text:p>
        </text:list-item>
      </text:list>
      <text:p text:style-name="P9"/>
      <text:p text:style-name="P9"/>
      <text:h text:style-name="P40" text:outline-level="1"><text:soft-page-break/>Finish</text:h>
      <text:p text:style-name="Text_20_body">&gt; <text:span text:style-name="T162">show</text:span> finish slide on screen</text:p>
      <text:p text:style-name="P17">OPENGIS.ch</text:p>
      <text:p text:style-name="P18">contact</text:p>
      <text:p text:style-name="P18">QField</text:p>
      <text:list xml:id="list4278824392" text:style-name="L20">
        <text:list-item>
          <text:p text:style-name="P109">Show how participants can download the demo project</text:p>
        </text:list-item>
        <text:list-item>
          <text:p text:style-name="P97">We hope you like it <text:s/>– use it , share it , <text:line-break/><text:line-break/>you're welcome to donate if you honor our work </text:p>
        </text:list-item>
        <text:list-item>
          <text:p text:style-name="P97">get in touch with us if you want to sponsor a new functionality :)</text:p>
          <text:p text:style-name="P131"/>
        </text:list-item>
      </text:list>
      <text:p text:style-name="P13"/>
      <text:h text:style-name="P41" text:outline-level="1"/>
      <text:p text:style-name="P13"/>
      <text:p text:style-name="P2"/>
      <text:p text:style-name="P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fo:font-size="10pt"/>
    </style:style>
    <style:style style:name="List" style:family="paragraph" style:parent-style-name="Text_20_body" style:class="list">
      <style:paragraph-properties fo:margin-top="0mm" fo:margin-bottom="1.5mm" style:contextual-spacing="false" fo:line-height="100%"/>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20%" fo:font-weight="bold" style:font-size-asian="130%" style:font-weight-asian="bold" style:font-size-complex="130%" style:font-weight-complex="bold"/>
    </style:style>
    <style:style style:name="list" style:family="paragraph" style:parent-style-name="Text_20_body"/>
    <style:style style:name="List_20_1_20_Cont." style:display-name="List 1 Cont." style:family="paragraph" style:parent-style-name="List" style:class="list">
      <style:paragraph-properties fo:margin-left="6.35mm" fo:margin-right="0mm" fo:margin-top="0mm" fo:margin-bottom="2.12mm" style:contextual-spacing="false" fo:text-indent="0mm" style:auto-text-indent="false"/>
    </style:style>
    <style:style style:name="List_20_3_20_End" style:display-name="List 3 End" style:family="paragraph" style:parent-style-name="List" style:next-style-name="List_20_3" style:class="list">
      <style:paragraph-properties fo:margin-left="19.05mm" fo:margin-right="0mm" fo:margin-top="0mm" fo:margin-bottom="4.23mm" style: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style:contextual-spacing="false" fo:text-indent="-6.35mm" style:auto-text-indent="false"/>
    </style:style>
    <style:style style:name="List_20_1" style:display-name="List 1" style:family="paragraph" style:parent-style-name="List" style:class="list">
      <style:paragraph-properties fo:margin-left="3.49mm" fo:margin-right="0mm" fo:margin-top="0mm" fo:margin-bottom="1.01mm" style:contextual-spacing="false" fo:line-height="115%" fo:text-indent="-6.35mm" style:auto-text-indent="false">
        <style:tab-stops/>
      </style:paragraph-properties>
      <style:text-properties style:font-name="Liberation Sans1" fo:font-family="'Liberation Sans'"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9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font-size="101%" fo:font-weight="bold" style:font-size-asian="101%" style:font-weight-asian="bold" style:font-size-complex="101%" style:font-weight-complex="bold"/>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fr1" style:family="graphic" style:parent-style-name="Graphics">
      <style:graphic-properties fo:margin-left="0mm" fo:margin-right="0mm" fo:margin-top="0mm" fo:margin-bottom="0mm" style:vertical-pos="from-top" style:vertical-rel="paragraph" style:horizontal-pos="from-left" style:horizontal-rel="paragraph" fo:background-color="transparent" draw:fill="none" draw:fill-color="#ffffff" fo:padding="0mm" fo:border="none" style:mirror="none" fo:clip="rect(0mm, 0mm, 0mm, 0mm)" draw:luminance="0%" draw:contrast="0%" draw:red="0%" draw:green="0%" draw:blue="0%" draw:gamma="100%" draw:color-inversion="false" draw:image-opacity="100%" draw:color-mode="standard" draw:wrap-influence-on-position="once-concurrent" loext:allow-overlap="true"/>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office:automatic-styles>
  <office:master-styles>
    <style:master-page style:name="Standard" style:page-layout-name="Mpm1">
      <style:header>
        <text:p text:style-name="Header"><draw:frame draw:style-name="Mfr1" draw:name="Image2" text:anchor-type="paragraph" svg:x="124.87mm" svg:y="-7.99mm" svg:width="45.38mm" svg:height="13mm" draw:z-index="6"><draw:image xlink:href="Pictures/100002010000020E000000A77C4950D0FCDF6CFB.png" xlink:type="simple" xlink:show="embed" xlink:actuate="onLoad" draw:mime-type="image/png"/></draw:frame></text:p>
      </style:header>
      <style:footer>
        <text:p text:style-name="Footer"><text:tab/><text:tab/><text:page-number text:select-page="current">7</text:page-number></text:p>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5T15:12:23.092000000</meta:creation-date>
    <dc:date>2022-08-23T08:17:30.514000000</dc:date>
    <meta:editing-duration>P3DT8H38M6S</meta:editing-duration>
    <meta:editing-cycles>122</meta:editing-cycles>
    <meta:generator>LibreOffice/7.0.5.2$Windows_X86_64 LibreOffice_project/64390860c6cd0aca4beafafcfd84613dd9dfb63a</meta:generator>
    <meta:print-date>2022-08-21T10:44:15.577000000</meta:print-date>
    <meta:document-statistic meta:table-count="1" meta:image-count="1" meta:object-count="0" meta:page-count="7" meta:paragraph-count="222" meta:word-count="1204" meta:character-count="6705" meta:non-whitespace-character-count="5748"/>
  </office:meta>
</office:document-meta>
</file>